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2.602cm"/>
    </style:style>
    <style:style style:family="table-column" style:name="co3">
      <style:table-column-properties fo:break-before="auto" style:column-width="4.223cm"/>
    </style:style>
    <style:style style:family="table-column" style:name="co4">
      <style:table-column-properties fo:break-before="auto" style:column-width="1.062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3.16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487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Default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Default" table:number-columns-repeated="1020"/>
        <table:table-row table:style-name="ro1">
          <table:table-cell ns41:value-type="string" table:number-rows-spanned="1" table:style-name="TL Title" table:number-columns-spanned="13" office:value-type="string">
            <text:p>PROVINCIE OVERIJSSEL. DERDE GEDEELTE. INDEELING DER BEVOLKING NAAR DEN OUDERDOM.</text:p>
          </table:table-cell>
          <table:covered-table-cell table:style-name="TL Title" table:number-columns-repeated="11"/>
          <table:covered-table-cell table:style-name="ce35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2">
          <table:table-cell ns41:value-type="string" table:number-rows-spanned="2" table:style-name="TL RowProperty" table:number-columns-spanned="1" office:value-type="string">
            <text:p>Gebied</text:p>
          </table:table-cell>
          <table:table-cell ns41:value-type="string" table:number-rows-spanned="2" table:style-name="TL RowProperty" table:number-columns-spanned="1" office:value-type="string">
            <text:p>Geboortejaar</text:p>
          </table:table-cell>
          <table:table-cell ns41:value-type="string" table:number-rows-spanned="2" table:style-name="TL RowProperty" table:number-columns-spanned="1" office:value-type="string">
            <text:p>Ouderdom</text:p>
          </table:table-cell>
          <table:table-cell table:style-name="ce21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3"/>
          <table:table-cell ns41:value-type="string" table:number-rows-spanned="2" table:style-name="TL ColHeader" table:number-columns-spanned="1" office:value-type="string">
            <text:p>Algemeen totaal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style-name="ce12"/>
          <table:covered-table-cell table:style-name="ce17"/>
          <table:table-cell table:style-name="ce22"/>
          <table:table-cell ns41:value-type="string" table:style-name="TL ColHeader" office:value-type="string">
            <text:p>Ongehuwden</text:p>
          </table:table-cell>
          <table:table-cell ns41:value-type="string" table:style-name="TL ColHeader" office:value-type="string">
            <text:p>Gehuwden</text:p>
          </table:table-cell>
          <table:table-cell ns41:value-type="string" table:style-name="TL ColHeader" office:value-type="string">
            <text:p>Weduwnaars</text:p>
          </table:table-cell>
          <table:table-cell ns41:value-type="string" table:style-name="TL ColHeader" office:value-type="string">
            <text:p>Totaal</text:p>
          </table:table-cell>
          <table:table-cell ns41:value-type="string" table:style-name="TL ColHeader" office:value-type="string">
            <text:p>Ongehuwden</text:p>
          </table:table-cell>
          <table:table-cell ns41:value-type="string" table:style-name="TL ColHeader" office:value-type="string">
            <text:p>Gehuwden</text:p>
          </table:table-cell>
          <table:table-cell ns41:value-type="string" table:style-name="TL ColHeader" office:value-type="string">
            <text:p>Weduwnaars</text:p>
          </table:table-cell>
          <table:table-cell ns41:value-type="string" table:style-name="TL ColHeader" office:value-type="string">
            <text:p>Totaal</text:p>
          </table:table-cell>
          <table:covered-table-cell table:style-name="ce37"/>
          <table:table-cell table:number-columns-repeated="101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203" office:value-type="float">
            <text:p>203</text:p>
          </table:table-cell>
          <table:table-cell table:style-name="TL Data" table:number-columns-repeated="2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86" office:value-type="float">
            <text:p>186</text:p>
          </table:table-cell>
          <table:table-cell table:style-name="TL Data" table:number-columns-repeated="2"/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89" office:value-type="float">
            <text:p>3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table:style-name="TL Data" table:number-columns-repeated="2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40" office:value-type="float">
            <text:p>240</text:p>
          </table:table-cell>
          <table:table-cell table:style-name="TL Data" table:number-columns-repeated="2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73" office:value-type="float">
            <text:p>4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table:style-name="TL Data" table:number-columns-repeated="2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232" office:value-type="float">
            <text:p>232</text:p>
          </table:table-cell>
          <table:table-cell table:style-name="TL Data" table:number-columns-repeated="2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422" office:value-type="float">
            <text:p>4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table:style-name="TL Data" table:number-columns-repeated="2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10" office:value-type="float">
            <text:p>210</text:p>
          </table:table-cell>
          <table:table-cell table:style-name="TL Data" table:number-columns-repeated="2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407" office:value-type="float">
            <text:p>4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table:style-name="TL Data" table:number-columns-repeated="2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 table:number-columns-repeated="2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34" office:value-type="float">
            <text:p>4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table:style-name="TL Data" table:number-columns-repeated="2"/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 table:number-columns-repeated="2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25" office:value-type="float">
            <text:p>42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table:style-name="TL Data" table:number-columns-repeated="2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05" office:value-type="float">
            <text:p>205</text:p>
          </table:table-cell>
          <table:table-cell table:style-name="TL Data" table:number-columns-repeated="2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415" office:value-type="float">
            <text:p>41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table:style-name="TL Data" table:number-columns-repeated="2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93" office:value-type="float">
            <text:p>193</text:p>
          </table:table-cell>
          <table:table-cell table:style-name="TL Data" table:number-columns-repeated="2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383" office:value-type="float">
            <text:p>3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17" office:value-type="float">
            <text:p>217</text:p>
          </table:table-cell>
          <table:table-cell table:style-name="TL Data" table:number-columns-repeated="2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 table:number-columns-repeated="2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99" office:value-type="float">
            <text:p>39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table:style-name="TL Data" table:number-columns-repeated="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 table:number-columns-repeated="2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47" office:value-type="float">
            <text:p>3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table:style-name="TL Data" table:number-columns-repeated="2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90" office:value-type="float">
            <text:p>190</text:p>
          </table:table-cell>
          <table:table-cell table:style-name="TL Data" table:number-columns-repeated="2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03" office:value-type="float">
            <text:p>40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table:style-name="TL Data" table:number-columns-repeated="2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76" office:value-type="float">
            <text:p>176</text:p>
          </table:table-cell>
          <table:table-cell table:style-name="TL Data" table:number-columns-repeated="2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66" office:value-type="float">
            <text:p>3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table:style-name="TL Data" table:number-columns-repeated="2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 table:number-columns-repeated="2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94" office:value-type="float">
            <text:p>39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table:style-name="TL Data" table:number-columns-repeated="2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 table:number-columns-repeated="2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77" office:value-type="float">
            <text:p>37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table:style-name="TL Data" table:number-columns-repeated="2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84" office:value-type="float">
            <text:p>184</text:p>
          </table:table-cell>
          <table:table-cell table:style-name="TL Data" table:number-columns-repeated="2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69" office:value-type="float">
            <text:p>36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table:style-name="TL Data" table:number-columns-repeated="2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 table:number-columns-repeated="2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297" office:value-type="float">
            <text:p>2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table:style-name="TL Data" table:number-columns-repeated="2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83" office:value-type="float">
            <text:p>183</text:p>
          </table:table-cell>
          <table:table-cell table:style-name="TL Data" table:number-columns-repeated="2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52" office:value-type="float">
            <text:p>3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table:style-name="TL Data" table:number-columns-repeated="2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08" office:value-type="float">
            <text:p>30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table:style-name="TL Data" table:number-columns-repeated="2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 table:number-columns-repeated="2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21" office:value-type="float">
            <text:p>3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table:style-name="TL Data" table:number-columns-repeated="2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40" office:value-type="float">
            <text:p>3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68" office:value-type="float">
            <text:p>168</text:p>
          </table:table-cell>
          <table:table-cell table:style-name="TL Data" table:number-columns-repeated="2"/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75" office:value-type="float">
            <text:p>3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20" office:value-type="float">
            <text:p>32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42" office:value-type="float">
            <text:p>3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38" office:value-type="float">
            <text:p>3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56" office:value-type="float">
            <text:p>3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48" office:value-type="float">
            <text:p>3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324" office:value-type="float">
            <text:p>3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98" office:value-type="float">
            <text:p>29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86" office:value-type="float">
            <text:p>2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277" office:value-type="float">
            <text:p>27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11" office:value-type="float">
            <text:p>3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52" office:value-type="float">
            <text:p>2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64" office:value-type="float">
            <text:p>26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71" office:value-type="float">
            <text:p>2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52" office:value-type="float">
            <text:p>2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24" office:value-type="float">
            <text:p>2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32" office:value-type="float">
            <text:p>2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16" office:value-type="float">
            <text:p>2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33" office:value-type="float">
            <text:p>2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19" office:value-type="float">
            <text:p>2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67" office:value-type="float">
            <text:p>2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68" office:value-type="float">
            <text:p>1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33" office:value-type="float">
            <text:p>2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01" office:value-type="float">
            <text:p>20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04" office:value-type="float">
            <text:p>2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81" office:value-type="float">
            <text:p>1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90" office:value-type="float">
            <text:p>1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78" office:value-type="float">
            <text:p>17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45" office:value-type="float">
            <text:p>1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86" office:value-type="float">
            <text:p>1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64" office:value-type="float">
            <text:p>16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table:style-name="TL RowHeader"/>
          <table:table-cell ns41:value-type="string" table:style-name="TL RowHeader" office:value-type="string">
            <text:p>Over te brengen</text:p>
          </table:table-cell>
          <table:table-cell/>
          <table:table-cell ns41:value-type="float" table:style-name="TL Data" office:value="5268" office:value-type="float">
            <text:p>5,268</text:p>
          </table:table-cell>
          <table:table-cell ns41:value-type="float" table:style-name="TL Data" office:value="1967" office:value-type="float">
            <text:p>1,96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7331" office:value-type="float">
            <text:p>7,331</text:p>
          </table:table-cell>
          <table:table-cell ns41:value-type="float" table:style-name="TL Data" office:value="5840" office:value-type="float">
            <text:p>5,840</text:p>
          </table:table-cell>
          <table:table-cell ns41:value-type="float" table:style-name="TL Data" office:value="2072" office:value-type="float">
            <text:p>2,072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8145" office:value-type="float">
            <text:p>8,145</text:p>
          </table:table-cell>
          <table:table-cell ns41:value-type="float" table:style-name="TL Data" office:value="15476" office:value-type="float">
            <text:p>15,4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65" office:value-type="float">
            <text:p>1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38" office:value-type="float">
            <text:p>1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57" office:value-type="float">
            <text:p>1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72" office:value-type="float">
            <text:p>17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5" office:value-type="float">
            <text:p>12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44" office:value-type="float">
            <text:p>1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34" office:value-type="float">
            <text:p>1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0" office:value-type="float">
            <text:p>1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6" office:value-type="float">
            <text:p>1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27" office:value-type="float">
            <text:p>1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4" office:value-type="float">
            <text:p>1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3" office:value-type="float">
            <text:p>1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table:style-name="TL Data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4" office:value-type="float">
            <text:p>1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2" office:value-type="float">
            <text:p>7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8" office:value-type="float">
            <text:p>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87" office:value-type="float">
            <text:p>8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4" office:value-type="float">
            <text:p>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3" office:value-type="float">
            <text:p>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ZWOLLE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5371" office:value-type="float">
            <text:p>5,371</text:p>
          </table:table-cell>
          <table:table-cell ns41:value-type="float" table:style-name="TL Data" office:value="2766" office:value-type="float">
            <text:p>2,76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8457" office:value-type="float">
            <text:p>8,457</text:p>
          </table:table-cell>
          <table:table-cell ns41:value-type="float" table:style-name="TL Data" office:value="6086" office:value-type="float">
            <text:p>6,086</text:p>
          </table:table-cell>
          <table:table-cell ns41:value-type="string" table:style-name="TL Data" office:value-type="string">
            <text:p>2.74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9711" office:value-type="float">
            <text:p>9,711</text:p>
          </table:table-cell>
          <table:table-cell ns41:value-type="float" table:style-name="TL Data" office:value="18168" office:value-type="float">
            <text:p>18,1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table:style-name="TL Data" table:number-columns-repeated="2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95" office:value-type="float">
            <text:p>195</text:p>
          </table:table-cell>
          <table:table-cell table:style-name="TL Data" table:number-columns-repeated="2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83" office:value-type="float">
            <text:p>3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table:style-name="TL Data" table:number-columns-repeated="2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6" office:value-type="float">
            <text:p>176</text:p>
          </table:table-cell>
          <table:table-cell table:style-name="TL Data" table:number-columns-repeated="2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365" office:value-type="float">
            <text:p>3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187" office:value-type="float">
            <text:p>187</text:p>
          </table:table-cell>
          <table:table-cell table:style-name="TL Data" table:number-columns-repeated="2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2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44" office:value-type="float">
            <text:p>3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table:style-name="TL Data" table:number-columns-repeated="2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2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21" office:value-type="float">
            <text:p>3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166" office:value-type="float">
            <text:p>166</text:p>
          </table:table-cell>
          <table:table-cell table:style-name="TL Data" table:number-columns-repeated="2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 table:number-columns-repeated="2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328" office:value-type="float">
            <text:p>3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table:style-name="TL Data" table:number-columns-repeated="2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71" office:value-type="float">
            <text:p>171</text:p>
          </table:table-cell>
          <table:table-cell table:style-name="TL Data" table:number-columns-repeated="2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40" office:value-type="float">
            <text:p>3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table:style-name="TL Data" table:number-columns-repeated="2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 table:number-columns-repeated="2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36" office:value-type="float">
            <text:p>3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133" office:value-type="float">
            <text:p>133</text:p>
          </table:table-cell>
          <table:table-cell table:style-name="TL Data" table:number-columns-repeated="2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63" office:value-type="float">
            <text:p>163</text:p>
          </table:table-cell>
          <table:table-cell table:style-name="TL Data" table:number-columns-repeated="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96" office:value-type="float">
            <text:p>2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table:style-name="TL Data" table:number-columns-repeated="2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 table:number-columns-repeated="2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60" office:value-type="float">
            <text:p>2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table:style-name="TL Data" table:number-columns-repeated="2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 table:number-columns-repeated="2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41" office:value-type="float">
            <text:p>3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table:style-name="TL Data" table:number-columns-repeated="2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 table:number-columns-repeated="2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11" office:value-type="float">
            <text:p>3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table:style-name="TL Data" table:number-columns-repeated="2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58" office:value-type="float">
            <text:p>158</text:p>
          </table:table-cell>
          <table:table-cell table:style-name="TL Data" table:number-columns-repeated="2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06" office:value-type="float">
            <text:p>3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table:style-name="TL Data" table:number-columns-repeated="2"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 table:number-columns-repeated="2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303" office:value-type="float">
            <text:p>30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table:style-name="TL Data" table:number-columns-repeated="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 table:number-columns-repeated="2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22" office:value-type="float">
            <text:p>3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table:style-name="TL Data" table:number-columns-repeated="2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2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83" office:value-type="float">
            <text:p>2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table:style-name="TL Data" table:number-columns-repeated="2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 table:number-columns-repeated="2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88" office:value-type="float">
            <text:p>28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table:style-name="TL Data" table:number-columns-repeated="2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2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92" office:value-type="float">
            <text:p>29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table:style-name="TL Data" table:number-columns-repeated="2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25" office:value-type="float">
            <text:p>125</text:p>
          </table:table-cell>
          <table:table-cell table:style-name="TL Data" table:number-columns-repeated="2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40" office:value-type="float">
            <text:p>2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table:style-name="TL Data" table:number-columns-repeated="2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 table:number-columns-repeated="2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61" office:value-type="float">
            <text:p>2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35" office:value-type="float">
            <text:p>135</text:p>
          </table:table-cell>
          <table:table-cell table:style-name="TL Data" table:number-columns-repeated="2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64" office:value-type="float">
            <text:p>26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91" office:value-type="float">
            <text:p>2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81" office:value-type="float">
            <text:p>2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90" office:value-type="float">
            <text:p>2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18" office:value-type="float">
            <text:p>3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292" office:value-type="float">
            <text:p>29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07" office:value-type="float">
            <text:p>3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08" office:value-type="float">
            <text:p>30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282" office:value-type="float">
            <text:p>2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76" office:value-type="float">
            <text:p>2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42" office:value-type="float">
            <text:p>2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34" office:value-type="float">
            <text:p>2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10" office:value-type="float">
            <text:p>2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34" office:value-type="float">
            <text:p>2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28" office:value-type="float">
            <text:p>2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29" office:value-type="float">
            <text:p>22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05" office:value-type="float">
            <text:p>20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91" office:value-type="float">
            <text:p>1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01" office:value-type="float">
            <text:p>20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02" office:value-type="float">
            <text:p>20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11" office:value-type="float">
            <text:p>2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80" office:value-type="float">
            <text:p>18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60" office:value-type="float">
            <text:p>1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91" office:value-type="float">
            <text:p>1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52" office:value-type="float">
            <text:p>1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79" office:value-type="float">
            <text:p>1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67" office:value-type="float">
            <text:p>1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73" office:value-type="float">
            <text:p>1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68" office:value-type="float">
            <text:p>1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66" office:value-type="float">
            <text:p>1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80" office:value-type="float">
            <text:p>18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table:style-name="TL RowHeader"/>
          <table:table-cell ns41:value-type="string" table:style-name="TL RowHeader" office:value-type="string">
            <text:p>Over te brengen.</text:p>
          </table:table-cell>
          <table:table-cell/>
          <table:table-cell ns41:value-type="float" table:style-name="TL Data" office:value="4736" office:value-type="float">
            <text:p>4,736</text:p>
          </table:table-cell>
          <table:table-cell ns41:value-type="float" table:style-name="TL Data" office:value="1727" office:value-type="float">
            <text:p>1,72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557" office:value-type="float">
            <text:p>6,557</text:p>
          </table:table-cell>
          <table:table-cell ns41:value-type="float" table:style-name="TL Data" office:value="4467" office:value-type="float">
            <text:p>4,467</text:p>
          </table:table-cell>
          <table:table-cell ns41:value-type="float" table:style-name="TL Data" office:value="1875" office:value-type="float">
            <text:p>1,87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6546" office:value-type="float">
            <text:p>6,546</text:p>
          </table:table-cell>
          <table:table-cell ns41:value-type="float" table:style-name="TL Data" office:value="13103" office:value-type="float">
            <text:p>13,10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36" office:value-type="float">
            <text:p>1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42" office:value-type="float">
            <text:p>1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6" office:value-type="float">
            <text:p>1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23" office:value-type="float">
            <text:p>1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00" office:value-type="float">
            <text:p>10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1" office:value-type="float">
            <text:p>1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19" office:value-type="float">
            <text:p>1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1" office:value-type="float">
            <text:p>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3" office:value-type="float">
            <text:p>1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7" office:value-type="float">
            <text:p>7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4" office:value-type="float">
            <text:p>9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4" office:value-type="float">
            <text:p>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7" office:value-type="float">
            <text:p>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2" office:value-type="float">
            <text:p>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7" office:value-type="float">
            <text:p>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3" office:value-type="float">
            <text:p>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AD DEVENTER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4803" office:value-type="float">
            <text:p>4,803</text:p>
          </table:table-cell>
          <table:table-cell ns41:value-type="float" table:style-name="TL Data" office:value="2427" office:value-type="float">
            <text:p>2,427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7490" office:value-type="float">
            <text:p>7,490</text:p>
          </table:table-cell>
          <table:table-cell ns41:value-type="float" table:style-name="TL Data" office:value="4601" office:value-type="float">
            <text:p>4,601</text:p>
          </table:table-cell>
          <table:table-cell ns41:value-type="float" table:style-name="TL Data" office:value="2434" office:value-type="float">
            <text:p>2,434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7768" office:value-type="float">
            <text:p>7,768</text:p>
          </table:table-cell>
          <table:table-cell ns41:value-type="float" table:style-name="TL Data" office:value="15258" office:value-type="float">
            <text:p>15,2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533" office:value-type="float">
            <text:p>533</text:p>
          </table:table-cell>
          <table:table-cell table:style-name="TL Data" table:number-columns-repeated="2"/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537" office:value-type="float">
            <text:p>537</text:p>
          </table:table-cell>
          <table:table-cell table:style-name="TL Data" table:number-columns-repeated="2"/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1070" office:value-type="float">
            <text:p>1,0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556" office:value-type="float">
            <text:p>556</text:p>
          </table:table-cell>
          <table:table-cell table:style-name="TL Data" table:number-columns-repeated="2"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527" office:value-type="float">
            <text:p>527</text:p>
          </table:table-cell>
          <table:table-cell table:style-name="TL Data" table:number-columns-repeated="2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083" office:value-type="float">
            <text:p>1,0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484" office:value-type="float">
            <text:p>484</text:p>
          </table:table-cell>
          <table:table-cell table:style-name="TL Data" table:number-columns-repeated="2"/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513" office:value-type="float">
            <text:p>513</text:p>
          </table:table-cell>
          <table:table-cell table:style-name="TL Data" table:number-columns-repeated="2"/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997" office:value-type="float">
            <text:p>9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498" office:value-type="float">
            <text:p>498</text:p>
          </table:table-cell>
          <table:table-cell table:style-name="TL Data" table:number-columns-repeated="2"/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465" office:value-type="float">
            <text:p>465</text:p>
          </table:table-cell>
          <table:table-cell table:style-name="TL Data" table:number-columns-repeated="2"/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963" office:value-type="float">
            <text:p>96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496" office:value-type="float">
            <text:p>496</text:p>
          </table:table-cell>
          <table:table-cell table:style-name="TL Data" table:number-columns-repeated="2"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497" office:value-type="float">
            <text:p>497</text:p>
          </table:table-cell>
          <table:table-cell table:style-name="TL Data" table:number-columns-repeated="2"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993" office:value-type="float">
            <text:p>9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511" office:value-type="float">
            <text:p>511</text:p>
          </table:table-cell>
          <table:table-cell table:style-name="TL Data" table:number-columns-repeated="2"/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02" office:value-type="float">
            <text:p>502</text:p>
          </table:table-cell>
          <table:table-cell table:style-name="TL Data" table:number-columns-repeated="2"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013" office:value-type="float">
            <text:p>1,0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525" office:value-type="float">
            <text:p>525</text:p>
          </table:table-cell>
          <table:table-cell table:style-name="TL Data" table:number-columns-repeated="2"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491" office:value-type="float">
            <text:p>491</text:p>
          </table:table-cell>
          <table:table-cell table:style-name="TL Data" table:number-columns-repeated="2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016" office:value-type="float">
            <text:p>1,0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433" office:value-type="float">
            <text:p>433</text:p>
          </table:table-cell>
          <table:table-cell table:style-name="TL Data" table:number-columns-repeated="2"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88" office:value-type="float">
            <text:p>488</text:p>
          </table:table-cell>
          <table:table-cell table:style-name="TL Data" table:number-columns-repeated="2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921" office:value-type="float">
            <text:p>9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455" office:value-type="float">
            <text:p>455</text:p>
          </table:table-cell>
          <table:table-cell table:style-name="TL Data" table:number-columns-repeated="2"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45" office:value-type="float">
            <text:p>445</text:p>
          </table:table-cell>
          <table:table-cell table:style-name="TL Data" table:number-columns-repeated="2"/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900" office:value-type="float">
            <text:p>90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454" office:value-type="float">
            <text:p>454</text:p>
          </table:table-cell>
          <table:table-cell table:style-name="TL Data" table:number-columns-repeated="2"/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488" office:value-type="float">
            <text:p>488</text:p>
          </table:table-cell>
          <table:table-cell table:style-name="TL Data" table:number-columns-repeated="2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942" office:value-type="float">
            <text:p>9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476" office:value-type="float">
            <text:p>476</text:p>
          </table:table-cell>
          <table:table-cell table:style-name="TL Data" table:number-columns-repeated="2"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83" office:value-type="float">
            <text:p>483</text:p>
          </table:table-cell>
          <table:table-cell table:style-name="TL Data" table:number-columns-repeated="2"/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959" office:value-type="float">
            <text:p>95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451" office:value-type="float">
            <text:p>451</text:p>
          </table:table-cell>
          <table:table-cell table:style-name="TL Data" table:number-columns-repeated="2"/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448" office:value-type="float">
            <text:p>448</text:p>
          </table:table-cell>
          <table:table-cell table:style-name="TL Data" table:number-columns-repeated="2"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899" office:value-type="float">
            <text:p>89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468" office:value-type="float">
            <text:p>468</text:p>
          </table:table-cell>
          <table:table-cell table:style-name="TL Data" table:number-columns-repeated="2"/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77" office:value-type="float">
            <text:p>477</text:p>
          </table:table-cell>
          <table:table-cell table:style-name="TL Data" table:number-columns-repeated="2"/>
          <table:table-cell ns41:value-type="float" table:style-name="TL Data" office:value="477" office:value-type="float">
            <text:p>477</text:p>
          </table:table-cell>
          <table:table-cell ns41:value-type="float" table:style-name="TL Data" office:value="945" office:value-type="float">
            <text:p>9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443" office:value-type="float">
            <text:p>443</text:p>
          </table:table-cell>
          <table:table-cell table:style-name="TL Data" table:number-columns-repeated="2"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97" office:value-type="float">
            <text:p>497</text:p>
          </table:table-cell>
          <table:table-cell table:style-name="TL Data" table:number-columns-repeated="2"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940" office:value-type="float">
            <text:p>9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430" office:value-type="float">
            <text:p>430</text:p>
          </table:table-cell>
          <table:table-cell table:style-name="TL Data" table:number-columns-repeated="2"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56" office:value-type="float">
            <text:p>456</text:p>
          </table:table-cell>
          <table:table-cell table:style-name="TL Data" table:number-columns-repeated="2"/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886" office:value-type="float">
            <text:p>8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386" office:value-type="float">
            <text:p>386</text:p>
          </table:table-cell>
          <table:table-cell table:style-name="TL Data" table:number-columns-repeated="2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421" office:value-type="float">
            <text:p>421</text:p>
          </table:table-cell>
          <table:table-cell table:style-name="TL Data" table:number-columns-repeated="2"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807" office:value-type="float">
            <text:p>8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441" office:value-type="float">
            <text:p>441</text:p>
          </table:table-cell>
          <table:table-cell table:style-name="TL Data" table:number-columns-repeated="2"/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406" office:value-type="float">
            <text:p>406</text:p>
          </table:table-cell>
          <table:table-cell table:style-name="TL Data" table:number-columns-repeated="2"/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847" office:value-type="float">
            <text:p>8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369" office:value-type="float">
            <text:p>369</text:p>
          </table:table-cell>
          <table:table-cell table:style-name="TL Data" table:number-columns-repeated="2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749" office:value-type="float">
            <text:p>7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401" office:value-type="float">
            <text:p>401</text:p>
          </table:table-cell>
          <table:table-cell table:style-name="TL Data" table:number-columns-repeated="2"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66" office:value-type="float">
            <text:p>366</text:p>
          </table:table-cell>
          <table:table-cell table:style-name="TL Data" table:number-columns-repeated="2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767" office:value-type="float">
            <text:p>7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833" office:value-type="float">
            <text:p>8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871" office:value-type="float">
            <text:p>8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795" office:value-type="float">
            <text:p>7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837" office:value-type="float">
            <text:p>8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848" office:value-type="float">
            <text:p>8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881" office:value-type="float">
            <text:p>8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845" office:value-type="float">
            <text:p>8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821" office:value-type="float">
            <text:p>8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747" office:value-type="float">
            <text:p>7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758" office:value-type="float">
            <text:p>7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673" office:value-type="float">
            <text:p>6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707" office:value-type="float">
            <text:p>7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605" office:value-type="float">
            <text:p>60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637" office:value-type="float">
            <text:p>6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662" office:value-type="float">
            <text:p>6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594" office:value-type="float">
            <text:p>59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570" office:value-type="float">
            <text:p>5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561" office:value-type="float">
            <text:p>5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541" office:value-type="float">
            <text:p>54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591" office:value-type="float">
            <text:p>5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547" office:value-type="float">
            <text:p>54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561" office:value-type="float">
            <text:p>5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40" office:value-type="float">
            <text:p>4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534" office:value-type="float">
            <text:p>53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470" office:value-type="float">
            <text:p>4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489" office:value-type="float">
            <text:p>4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462" office:value-type="float">
            <text:p>4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71" office:value-type="float">
            <text:p>47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458" office:value-type="float">
            <text:p>4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04" office:value-type="float">
            <text:p>4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463" office:value-type="float">
            <text:p>46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466" office:value-type="float">
            <text:p>4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table:style-name="TL RowHeader"/>
          <table:table-cell ns41:value-type="string" table:style-name="TL RowHeader" office:value-type="string">
            <text:p>Over te brengen.</text:p>
          </table:table-cell>
          <table:table-cell/>
          <table:table-cell ns41:value-type="float" table:style-name="TL Data" office:value="13145" office:value-type="float">
            <text:p>13,145</text:p>
          </table:table-cell>
          <table:table-cell ns41:value-type="float" table:style-name="TL Data" office:value="4857" office:value-type="float">
            <text:p>4,857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8251" office:value-type="float">
            <text:p>18,251</text:p>
          </table:table-cell>
          <table:table-cell ns41:value-type="float" table:style-name="TL Data" office:value="13731" office:value-type="float">
            <text:p>13,731</text:p>
          </table:table-cell>
          <table:table-cell ns41:value-type="float" table:style-name="TL Data" office:value="5272" office:value-type="float">
            <text:p>5,272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9588" office:value-type="float">
            <text:p>19,588</text:p>
          </table:table-cell>
          <table:table-cell ns41:value-type="float" table:style-name="TL Data" office:value="37839" office:value-type="float">
            <text:p>37,8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99" office:value-type="float">
            <text:p>39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81" office:value-type="float">
            <text:p>3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57" office:value-type="float">
            <text:p>3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64" office:value-type="float">
            <text:p>36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13" office:value-type="float">
            <text:p>3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14" office:value-type="float">
            <text:p>3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40" office:value-type="float">
            <text:p>3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307" office:value-type="float">
            <text:p>3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264" office:value-type="float">
            <text:p>26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11" office:value-type="float">
            <text:p>3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55" office:value-type="float">
            <text:p>25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78" office:value-type="float">
            <text:p>27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17" office:value-type="float">
            <text:p>2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16" office:value-type="float">
            <text:p>2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13" office:value-type="float">
            <text:p>2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60" office:value-type="float">
            <text:p>1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48" office:value-type="float">
            <text:p>1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" office:value-type="float">
            <text:p>11</text:p>
          </table:table-cell>
          <table:table-cell ns41:value-type="float" office:value="39" table:style-name="TL Data" table:number-columns-repeated="2" office:value-type="float">
            <text:p>39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55" office:value-type="float">
            <text:p>15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82" office:value-type="float">
            <text:p>1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32" office:value-type="float">
            <text:p>1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04" office:value-type="float">
            <text:p>10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table:style-name="TL Data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7" office:value-type="float">
            <text:p>1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7" office:value-type="float">
            <text:p>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2" office:value-type="float">
            <text:p>1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2" office:value-type="float">
            <text:p>10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96" office:value-type="float">
            <text:p>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7" office:value-type="float">
            <text:p>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8" office:value-type="float">
            <text:p>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DRIE STEDEN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3350" office:value-type="float">
            <text:p>13,350</text:p>
          </table:table-cell>
          <table:table-cell ns41:value-type="float" table:style-name="TL Data" office:value="6894" office:value-type="float">
            <text:p>6,894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21042" office:value-type="float">
            <text:p>21,042</text:p>
          </table:table-cell>
          <table:table-cell ns41:value-type="float" table:style-name="TL Data" office:value="14219" office:value-type="float">
            <text:p>14,219</text:p>
          </table:table-cell>
          <table:table-cell ns41:value-type="float" table:style-name="TL Data" office:value="6888" office:value-type="float">
            <text:p>6,888</text:p>
          </table:table-cell>
          <table:table-cell ns41:value-type="float" table:style-name="TL Data" office:value="2160" office:value-type="float">
            <text:p>2,160</text:p>
          </table:table-cell>
          <table:table-cell ns41:value-type="float" table:style-name="TL Data" office:value="23267" office:value-type="float">
            <text:p>23,267</text:p>
          </table:table-cell>
          <table:table-cell ns41:value-type="float" table:style-name="TL Data" office:value="44309" office:value-type="float">
            <text:p>44,3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2409" office:value-type="float">
            <text:p>2,409</text:p>
          </table:table-cell>
          <table:table-cell table:style-name="TL Data" table:number-columns-repeated="2"/>
          <table:table-cell ns41:value-type="float" table:style-name="TL Data" office:value="2409" office:value-type="float">
            <text:p>2,409</text:p>
          </table:table-cell>
          <table:table-cell ns41:value-type="float" table:style-name="TL Data" office:value="2180" office:value-type="float">
            <text:p>2,180</text:p>
          </table:table-cell>
          <table:table-cell table:style-name="TL Data" table:number-columns-repeated="2"/>
          <table:table-cell ns41:value-type="float" table:style-name="TL Data" office:value="2180" office:value-type="float">
            <text:p>2,180</text:p>
          </table:table-cell>
          <table:table-cell ns41:value-type="float" table:style-name="TL Data" office:value="4589" office:value-type="float">
            <text:p>4,58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016" office:value-type="float">
            <text:p>2,016</text:p>
          </table:table-cell>
          <table:table-cell table:style-name="TL Data" table:number-columns-repeated="2"/>
          <table:table-cell ns41:value-type="float" table:style-name="TL Data" office:value="2016" office:value-type="float">
            <text:p>2,016</text:p>
          </table:table-cell>
          <table:table-cell ns41:value-type="float" table:style-name="TL Data" office:value="1967" office:value-type="float">
            <text:p>1,967</text:p>
          </table:table-cell>
          <table:table-cell table:style-name="TL Data" table:number-columns-repeated="2"/>
          <table:table-cell ns41:value-type="float" table:style-name="TL Data" office:value="1967" office:value-type="float">
            <text:p>1,967</text:p>
          </table:table-cell>
          <table:table-cell ns41:value-type="float" table:style-name="TL Data" office:value="3983" office:value-type="float">
            <text:p>3,9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1805" office:value-type="float">
            <text:p>1,805</text:p>
          </table:table-cell>
          <table:table-cell table:style-name="TL Data" table:number-columns-repeated="2"/>
          <table:table-cell ns41:value-type="float" table:style-name="TL Data" office:value="1805" office:value-type="float">
            <text:p>1,805</text:p>
          </table:table-cell>
          <table:table-cell ns41:value-type="float" table:style-name="TL Data" office:value="1773" office:value-type="float">
            <text:p>1,773</text:p>
          </table:table-cell>
          <table:table-cell table:style-name="TL Data" table:number-columns-repeated="2"/>
          <table:table-cell ns41:value-type="float" table:style-name="TL Data" office:value="1773" office:value-type="float">
            <text:p>1,773</text:p>
          </table:table-cell>
          <table:table-cell ns41:value-type="float" table:style-name="TL Data" office:value="3578" office:value-type="float">
            <text:p>3,57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1832" office:value-type="float">
            <text:p>1,832</text:p>
          </table:table-cell>
          <table:table-cell table:style-name="TL Data" table:number-columns-repeated="2"/>
          <table:table-cell ns41:value-type="float" table:style-name="TL Data" office:value="1832" office:value-type="float">
            <text:p>1,832</text:p>
          </table:table-cell>
          <table:table-cell ns41:value-type="float" table:style-name="TL Data" office:value="1732" office:value-type="float">
            <text:p>1,732</text:p>
          </table:table-cell>
          <table:table-cell table:style-name="TL Data" table:number-columns-repeated="2"/>
          <table:table-cell ns41:value-type="float" table:style-name="TL Data" office:value="1732" office:value-type="float">
            <text:p>1,732</text:p>
          </table:table-cell>
          <table:table-cell ns41:value-type="float" table:style-name="TL Data" office:value="3564" office:value-type="float">
            <text:p>3,56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1967" office:value-type="float">
            <text:p>1,967</text:p>
          </table:table-cell>
          <table:table-cell table:style-name="TL Data" table:number-columns-repeated="2"/>
          <table:table-cell ns41:value-type="float" table:style-name="TL Data" office:value="1967" office:value-type="float">
            <text:p>1,967</text:p>
          </table:table-cell>
          <table:table-cell ns41:value-type="float" table:style-name="TL Data" office:value="1991" office:value-type="float">
            <text:p>1,991</text:p>
          </table:table-cell>
          <table:table-cell table:style-name="TL Data" table:number-columns-repeated="2"/>
          <table:table-cell ns41:value-type="float" table:style-name="TL Data" office:value="1991" office:value-type="float">
            <text:p>1,991</text:p>
          </table:table-cell>
          <table:table-cell ns41:value-type="float" table:style-name="TL Data" office:value="3958" office:value-type="float">
            <text:p>3,95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036" office:value-type="float">
            <text:p>2,036</text:p>
          </table:table-cell>
          <table:table-cell table:style-name="TL Data" table:number-columns-repeated="2"/>
          <table:table-cell ns41:value-type="float" table:style-name="TL Data" office:value="2036" office:value-type="float">
            <text:p>2,036</text:p>
          </table:table-cell>
          <table:table-cell ns41:value-type="float" table:style-name="TL Data" office:value="1946" office:value-type="float">
            <text:p>1,946</text:p>
          </table:table-cell>
          <table:table-cell table:style-name="TL Data" table:number-columns-repeated="2"/>
          <table:table-cell ns41:value-type="float" table:style-name="TL Data" office:value="1946" office:value-type="float">
            <text:p>1,946</text:p>
          </table:table-cell>
          <table:table-cell ns41:value-type="float" table:style-name="TL Data" office:value="3982" office:value-type="float">
            <text:p>3,98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1921" office:value-type="float">
            <text:p>1,921</text:p>
          </table:table-cell>
          <table:table-cell table:style-name="TL Data" table:number-columns-repeated="2"/>
          <table:table-cell ns41:value-type="float" table:style-name="TL Data" office:value="1921" office:value-type="float">
            <text:p>1,921</text:p>
          </table:table-cell>
          <table:table-cell ns41:value-type="float" table:style-name="TL Data" office:value="1873" office:value-type="float">
            <text:p>1,873</text:p>
          </table:table-cell>
          <table:table-cell table:style-name="TL Data" table:number-columns-repeated="2"/>
          <table:table-cell ns41:value-type="float" table:style-name="TL Data" office:value="1873" office:value-type="float">
            <text:p>1,873</text:p>
          </table:table-cell>
          <table:table-cell ns41:value-type="float" table:style-name="TL Data" office:value="3794" office:value-type="float">
            <text:p>3,79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1932" office:value-type="float">
            <text:p>1,932</text:p>
          </table:table-cell>
          <table:table-cell table:style-name="TL Data" table:number-columns-repeated="2"/>
          <table:table-cell ns41:value-type="float" table:style-name="TL Data" office:value="1932" office:value-type="float">
            <text:p>1,932</text:p>
          </table:table-cell>
          <table:table-cell ns41:value-type="float" table:style-name="TL Data" office:value="1978" office:value-type="float">
            <text:p>1,978</text:p>
          </table:table-cell>
          <table:table-cell table:style-name="TL Data" table:number-columns-repeated="2"/>
          <table:table-cell ns41:value-type="float" table:style-name="TL Data" office:value="1978" office:value-type="float">
            <text:p>1,978</text:p>
          </table:table-cell>
          <table:table-cell ns41:value-type="float" table:style-name="TL Data" office:value="3910" office:value-type="float">
            <text:p>3,9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1930" office:value-type="float">
            <text:p>1,930</text:p>
          </table:table-cell>
          <table:table-cell table:style-name="TL Data" table:number-columns-repeated="2"/>
          <table:table-cell ns41:value-type="float" table:style-name="TL Data" office:value="1930" office:value-type="float">
            <text:p>1,930</text:p>
          </table:table-cell>
          <table:table-cell ns41:value-type="float" table:style-name="TL Data" office:value="1901" office:value-type="float">
            <text:p>1,901</text:p>
          </table:table-cell>
          <table:table-cell table:style-name="TL Data" table:number-columns-repeated="2"/>
          <table:table-cell ns41:value-type="float" table:style-name="TL Data" office:value="1901" office:value-type="float">
            <text:p>1,901</text:p>
          </table:table-cell>
          <table:table-cell ns41:value-type="float" table:style-name="TL Data" office:value="3831" office:value-type="float">
            <text:p>3,8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026" office:value-type="float">
            <text:p>2,026</text:p>
          </table:table-cell>
          <table:table-cell table:style-name="TL Data" table:number-columns-repeated="2"/>
          <table:table-cell ns41:value-type="float" table:style-name="TL Data" office:value="2026" office:value-type="float">
            <text:p>2,026</text:p>
          </table:table-cell>
          <table:table-cell ns41:value-type="float" table:style-name="TL Data" office:value="1839" office:value-type="float">
            <text:p>1,839</text:p>
          </table:table-cell>
          <table:table-cell table:style-name="TL Data" table:number-columns-repeated="2"/>
          <table:table-cell ns41:value-type="float" table:style-name="TL Data" office:value="1839" office:value-type="float">
            <text:p>1,839</text:p>
          </table:table-cell>
          <table:table-cell ns41:value-type="float" table:style-name="TL Data" office:value="3865" office:value-type="float">
            <text:p>3,8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2090" office:value-type="float">
            <text:p>2,090</text:p>
          </table:table-cell>
          <table:table-cell table:style-name="TL Data" table:number-columns-repeated="2"/>
          <table:table-cell ns41:value-type="float" table:style-name="TL Data" office:value="2090" office:value-type="float">
            <text:p>2,090</text:p>
          </table:table-cell>
          <table:table-cell ns41:value-type="float" table:style-name="TL Data" office:value="1928" office:value-type="float">
            <text:p>1,928</text:p>
          </table:table-cell>
          <table:table-cell table:style-name="TL Data" table:number-columns-repeated="2"/>
          <table:table-cell ns41:value-type="float" table:style-name="TL Data" office:value="1928" office:value-type="float">
            <text:p>1,928</text:p>
          </table:table-cell>
          <table:table-cell ns41:value-type="float" table:style-name="TL Data" office:value="4018" office:value-type="float">
            <text:p>4,0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1874" office:value-type="float">
            <text:p>1,874</text:p>
          </table:table-cell>
          <table:table-cell table:style-name="TL Data" table:number-columns-repeated="2"/>
          <table:table-cell ns41:value-type="float" table:style-name="TL Data" office:value="1874" office:value-type="float">
            <text:p>1,874</text:p>
          </table:table-cell>
          <table:table-cell ns41:value-type="float" table:style-name="TL Data" office:value="1876" office:value-type="float">
            <text:p>1,876</text:p>
          </table:table-cell>
          <table:table-cell table:style-name="TL Data" table:number-columns-repeated="2"/>
          <table:table-cell ns41:value-type="float" table:style-name="TL Data" office:value="1876" office:value-type="float">
            <text:p>1,876</text:p>
          </table:table-cell>
          <table:table-cell ns41:value-type="float" table:style-name="TL Data" office:value="3750" office:value-type="float">
            <text:p>3,75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1935" office:value-type="float">
            <text:p>1,935</text:p>
          </table:table-cell>
          <table:table-cell table:style-name="TL Data" table:number-columns-repeated="2"/>
          <table:table-cell ns41:value-type="float" table:style-name="TL Data" office:value="1935" office:value-type="float">
            <text:p>1,935</text:p>
          </table:table-cell>
          <table:table-cell ns41:value-type="float" table:style-name="TL Data" office:value="1877" office:value-type="float">
            <text:p>1,877</text:p>
          </table:table-cell>
          <table:table-cell table:style-name="TL Data" table:number-columns-repeated="2"/>
          <table:table-cell ns41:value-type="float" table:style-name="TL Data" office:value="1877" office:value-type="float">
            <text:p>1,877</text:p>
          </table:table-cell>
          <table:table-cell ns41:value-type="float" table:style-name="TL Data" office:value="3812" office:value-type="float">
            <text:p>3,8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1899" office:value-type="float">
            <text:p>1,899</text:p>
          </table:table-cell>
          <table:table-cell table:style-name="TL Data" table:number-columns-repeated="2"/>
          <table:table-cell ns41:value-type="float" table:style-name="TL Data" office:value="1899" office:value-type="float">
            <text:p>1,899</text:p>
          </table:table-cell>
          <table:table-cell ns41:value-type="float" table:style-name="TL Data" office:value="1713" office:value-type="float">
            <text:p>1,713</text:p>
          </table:table-cell>
          <table:table-cell table:style-name="TL Data" table:number-columns-repeated="2"/>
          <table:table-cell ns41:value-type="float" table:style-name="TL Data" office:value="1713" office:value-type="float">
            <text:p>1,713</text:p>
          </table:table-cell>
          <table:table-cell ns41:value-type="float" table:style-name="TL Data" office:value="3612" office:value-type="float">
            <text:p>3,6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1872" office:value-type="float">
            <text:p>1,872</text:p>
          </table:table-cell>
          <table:table-cell table:style-name="TL Data" table:number-columns-repeated="2"/>
          <table:table-cell ns41:value-type="float" table:style-name="TL Data" office:value="1872" office:value-type="float">
            <text:p>1,872</text:p>
          </table:table-cell>
          <table:table-cell ns41:value-type="float" table:style-name="TL Data" office:value="1892" office:value-type="float">
            <text:p>1,892</text:p>
          </table:table-cell>
          <table:table-cell table:style-name="TL Data" table:number-columns-repeated="2"/>
          <table:table-cell ns41:value-type="float" table:style-name="TL Data" office:value="1892" office:value-type="float">
            <text:p>1,892</text:p>
          </table:table-cell>
          <table:table-cell ns41:value-type="float" table:style-name="TL Data" office:value="3764" office:value-type="float">
            <text:p>3,76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1760" office:value-type="float">
            <text:p>1,760</text:p>
          </table:table-cell>
          <table:table-cell table:style-name="TL Data" table:number-columns-repeated="2"/>
          <table:table-cell ns41:value-type="float" table:style-name="TL Data" office:value="1760" office:value-type="float">
            <text:p>1,760</text:p>
          </table:table-cell>
          <table:table-cell ns41:value-type="float" table:style-name="TL Data" office:value="1626" office:value-type="float">
            <text:p>1,626</text:p>
          </table:table-cell>
          <table:table-cell table:style-name="TL Data" table:number-columns-repeated="2"/>
          <table:table-cell ns41:value-type="float" table:style-name="TL Data" office:value="1626" office:value-type="float">
            <text:p>1,626</text:p>
          </table:table-cell>
          <table:table-cell ns41:value-type="float" table:style-name="TL Data" office:value="3386" office:value-type="float">
            <text:p>3,3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1636" office:value-type="float">
            <text:p>1,636</text:p>
          </table:table-cell>
          <table:table-cell table:style-name="TL Data" table:number-columns-repeated="2"/>
          <table:table-cell ns41:value-type="float" table:style-name="TL Data" office:value="1636" office:value-type="float">
            <text:p>1,636</text:p>
          </table:table-cell>
          <table:table-cell ns41:value-type="float" table:style-name="TL Data" office:value="1699" office:value-type="float">
            <text:p>1,69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00" office:value-type="float">
            <text:p>1,700</text:p>
          </table:table-cell>
          <table:table-cell ns41:value-type="float" table:style-name="TL Data" office:value="3336" office:value-type="float">
            <text:p>3,3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480" office:value-type="float">
            <text:p>1,480</text:p>
          </table:table-cell>
          <table:table-cell table:style-name="TL Data" table:number-columns-repeated="2"/>
          <table:table-cell ns41:value-type="float" table:style-name="TL Data" office:value="1480" office:value-type="float">
            <text:p>1,480</text:p>
          </table:table-cell>
          <table:table-cell ns41:value-type="float" table:style-name="TL Data" office:value="1472" office:value-type="float">
            <text:p>1,472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479" office:value-type="float">
            <text:p>1,479</text:p>
          </table:table-cell>
          <table:table-cell ns41:value-type="float" table:style-name="TL Data" office:value="2959" office:value-type="float">
            <text:p>2,95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418" office:value-type="float">
            <text:p>1,41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421" office:value-type="float">
            <text:p>1,421</text:p>
          </table:table-cell>
          <table:table-cell ns41:value-type="float" table:style-name="TL Data" office:value="1400" office:value-type="float">
            <text:p>1,40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09" office:value-type="float">
            <text:p>1,409</text:p>
          </table:table-cell>
          <table:table-cell ns41:value-type="float" table:style-name="TL Data" office:value="2830" office:value-type="float">
            <text:p>2,8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517" office:value-type="float">
            <text:p>1,5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18" office:value-type="float">
            <text:p>1,518</text:p>
          </table:table-cell>
          <table:table-cell ns41:value-type="float" table:style-name="TL Data" office:value="1550" office:value-type="float">
            <text:p>1,550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float" table:style-name="TL Data" office:value="1582" office:value-type="float">
            <text:p>1,582</text:p>
          </table:table-cell>
          <table:table-cell ns41:value-type="float" table:style-name="TL Data" office:value="3100" office:value-type="float">
            <text:p>3,10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518" office:value-type="float">
            <text:p>1,51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537" office:value-type="float">
            <text:p>1,537</text:p>
          </table:table-cell>
          <table:table-cell ns41:value-type="float" table:style-name="TL Data" office:value="1540" office:value-type="float">
            <text:p>1,540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1630" office:value-type="float">
            <text:p>1,630</text:p>
          </table:table-cell>
          <table:table-cell ns41:value-type="float" table:style-name="TL Data" office:value="3167" office:value-type="float">
            <text:p>3,1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469" office:value-type="float">
            <text:p>1,469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1503" office:value-type="float">
            <text:p>1,503</text:p>
          </table:table-cell>
          <table:table-cell ns41:value-type="float" table:style-name="TL Data" office:value="1337" office:value-type="float">
            <text:p>1,33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46" office:value-type="float">
            <text:p>1,446</text:p>
          </table:table-cell>
          <table:table-cell ns41:value-type="float" table:style-name="TL Data" office:value="2949" office:value-type="float">
            <text:p>2,9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447" office:value-type="float">
            <text:p>1,44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07" office:value-type="float">
            <text:p>1,507</text:p>
          </table:table-cell>
          <table:table-cell ns41:value-type="float" table:style-name="TL Data" office:value="1409" office:value-type="float">
            <text:p>1,40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84" office:value-type="float">
            <text:p>1,584</text:p>
          </table:table-cell>
          <table:table-cell ns41:value-type="float" table:style-name="TL Data" office:value="3091" office:value-type="float">
            <text:p>3,09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476" office:value-type="float">
            <text:p>1,47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74" office:value-type="float">
            <text:p>1,574</text:p>
          </table:table-cell>
          <table:table-cell ns41:value-type="float" table:style-name="TL Data" office:value="1227" office:value-type="float">
            <text:p>1,22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02" office:value-type="float">
            <text:p>1,502</text:p>
          </table:table-cell>
          <table:table-cell ns41:value-type="float" table:style-name="TL Data" office:value="3076" office:value-type="float">
            <text:p>3,0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491" office:value-type="float">
            <text:p>1,49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53" office:value-type="float">
            <text:p>1,653</text:p>
          </table:table-cell>
          <table:table-cell ns41:value-type="float" table:style-name="TL Data" office:value="1171" office:value-type="float">
            <text:p>1,171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92" office:value-type="float">
            <text:p>1,592</text:p>
          </table:table-cell>
          <table:table-cell ns41:value-type="float" table:style-name="TL Data" office:value="3245" office:value-type="float">
            <text:p>3,2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447" office:value-type="float">
            <text:p>1,447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46" office:value-type="float">
            <text:p>1,746</text:p>
          </table:table-cell>
          <table:table-cell ns41:value-type="float" table:style-name="TL Data" office:value="1049" office:value-type="float">
            <text:p>1,049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99" office:value-type="float">
            <text:p>1,599</text:p>
          </table:table-cell>
          <table:table-cell ns41:value-type="float" table:style-name="TL Data" office:value="3345" office:value-type="float">
            <text:p>3,3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128" office:value-type="float">
            <text:p>1,128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47" office:value-type="float">
            <text:p>1,447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01" office:value-type="float">
            <text:p>1,401</text:p>
          </table:table-cell>
          <table:table-cell ns41:value-type="float" table:style-name="TL Data" office:value="2848" office:value-type="float">
            <text:p>2,8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002" office:value-type="float">
            <text:p>1,002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00" office:value-type="float">
            <text:p>1,400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60" office:value-type="float">
            <text:p>1,260</text:p>
          </table:table-cell>
          <table:table-cell ns41:value-type="float" table:style-name="TL Data" office:value="2660" office:value-type="float">
            <text:p>2,6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87" office:value-type="float">
            <text:p>1,487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88" office:value-type="float">
            <text:p>1,288</text:p>
          </table:table-cell>
          <table:table-cell ns41:value-type="float" table:style-name="TL Data" office:value="2775" office:value-type="float">
            <text:p>2,7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37" office:value-type="float">
            <text:p>1,237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74" office:value-type="float">
            <text:p>1,174</text:p>
          </table:table-cell>
          <table:table-cell ns41:value-type="float" table:style-name="TL Data" office:value="2411" office:value-type="float">
            <text:p>2,4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73" office:value-type="float">
            <text:p>1,373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439" office:value-type="float">
            <text:p>1,439</text:p>
          </table:table-cell>
          <table:table-cell ns41:value-type="float" table:style-name="TL Data" office:value="2812" office:value-type="float">
            <text:p>2,8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12" office:value-type="float">
            <text:p>1,112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10" office:value-type="float">
            <text:p>1,010</text:p>
          </table:table-cell>
          <table:table-cell ns41:value-type="float" table:style-name="TL Data" office:value="2122" office:value-type="float">
            <text:p>2,12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17" office:value-type="float">
            <text:p>1,11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076" office:value-type="float">
            <text:p>1,076</text:p>
          </table:table-cell>
          <table:table-cell ns41:value-type="float" table:style-name="TL Data" office:value="2193" office:value-type="float">
            <text:p>2,1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96" office:value-type="float">
            <text:p>1,196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179" office:value-type="float">
            <text:p>1,179</text:p>
          </table:table-cell>
          <table:table-cell ns41:value-type="float" table:style-name="TL Data" office:value="2375" office:value-type="float">
            <text:p>2,3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079" office:value-type="float">
            <text:p>1,079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65" office:value-type="float">
            <text:p>1,065</text:p>
          </table:table-cell>
          <table:table-cell ns41:value-type="float" table:style-name="TL Data" office:value="2144" office:value-type="float">
            <text:p>2,1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22" office:value-type="float">
            <text:p>1,12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68" office:value-type="float">
            <text:p>1,068</text:p>
          </table:table-cell>
          <table:table-cell ns41:value-type="float" table:style-name="TL Data" office:value="2190" office:value-type="float">
            <text:p>2,1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195" office:value-type="float">
            <text:p>1,19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153" office:value-type="float">
            <text:p>1,153</text:p>
          </table:table-cell>
          <table:table-cell ns41:value-type="float" table:style-name="TL Data" office:value="2348" office:value-type="float">
            <text:p>2,3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24" office:value-type="float">
            <text:p>1,02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1996" office:value-type="float">
            <text:p>1,9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77" office:value-type="float">
            <text:p>1,077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093" office:value-type="float">
            <text:p>1,093</text:p>
          </table:table-cell>
          <table:table-cell ns41:value-type="float" table:style-name="TL Data" office:value="2170" office:value-type="float">
            <text:p>2,1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86" office:value-type="float">
            <text:p>1,08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050" office:value-type="float">
            <text:p>1,050</text:p>
          </table:table-cell>
          <table:table-cell ns41:value-type="float" table:style-name="TL Data" office:value="2136" office:value-type="float">
            <text:p>2,1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29" office:value-type="float">
            <text:p>1,12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067" office:value-type="float">
            <text:p>1,067</text:p>
          </table:table-cell>
          <table:table-cell ns41:value-type="float" table:style-name="TL Data" office:value="2196" office:value-type="float">
            <text:p>2,19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1667" office:value-type="float">
            <text:p>1,6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1893" office:value-type="float">
            <text:p>1,8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844" office:value-type="float">
            <text:p>844</text:p>
          </table:table-cell>
          <table:table-cell ns41:value-type="float" table:style-name="TL Data" office:value="1775" office:value-type="float">
            <text:p>1,7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1777" office:value-type="float">
            <text:p>1,77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729" office:value-type="float">
            <text:p>729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1818" office:value-type="float">
            <text:p>1,8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10" office:value-type="float">
            <text:p>810</text:p>
          </table:table-cell>
          <table:table-cell ns41:value-type="float" table:style-name="TL Data" office:value="1694" office:value-type="float">
            <text:p>1,69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1723" office:value-type="float">
            <text:p>1,72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1679" office:value-type="float">
            <text:p>1,6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1793" office:value-type="float">
            <text:p>1,7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042" office:value-type="float">
            <text:p>1,04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924" office:value-type="float">
            <text:p>1,9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table:style-name="TL RowHeader"/>
          <table:table-cell ns41:value-type="string" table:style-name="TL RowHeader" office:value-type="string">
            <text:p>Over te brengen.</text:p>
          </table:table-cell>
          <table:table-cell/>
          <table:table-cell ns41:value-type="float" table:style-name="TL Data" office:value="55543" office:value-type="float">
            <text:p>55,543</text:p>
          </table:table-cell>
          <table:table-cell ns41:value-type="float" table:style-name="TL Data" office:value="17719" office:value-type="float">
            <text:p>17,719</text:p>
          </table:table-cell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74237" office:value-type="float">
            <text:p>74,237</text:p>
          </table:table-cell>
          <table:table-cell ns41:value-type="float" table:style-name="TL Data" office:value="50356" office:value-type="float">
            <text:p>50,356</text:p>
          </table:table-cell>
          <table:table-cell ns41:value-type="float" table:style-name="TL Data" office:value="19514" office:value-type="float">
            <text:p>19,514</text:p>
          </table:table-cell>
          <table:table-cell ns41:value-type="float" table:style-name="TL Data" office:value="1506" office:value-type="float">
            <text:p>1,506</text:p>
          </table:table-cell>
          <table:table-cell ns41:value-type="float" table:style-name="TL Data" office:value="71376" office:value-type="float">
            <text:p>71,376</text:p>
          </table:table-cell>
          <table:table-cell ns41:value-type="float" table:style-name="TL Data" office:value="145613" office:value-type="float">
            <text:p>145,61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1457" office:value-type="float">
            <text:p>1,4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1521" office:value-type="float">
            <text:p>1,5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32" office:value-type="float">
            <text:p>73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1470" office:value-type="float">
            <text:p>1,47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711" office:value-type="float">
            <text:p>71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1419" office:value-type="float">
            <text:p>1,4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374" office:value-type="float">
            <text:p>1,3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1251" office:value-type="float">
            <text:p>1,2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1276" office:value-type="float">
            <text:p>1,2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160" office:value-type="float">
            <text:p>1,1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262" office:value-type="float">
            <text:p>1,26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1263" office:value-type="float">
            <text:p>1,26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931" office:value-type="float">
            <text:p>9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570" office:value-type="float">
            <text:p>57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1055" office:value-type="float">
            <text:p>1,05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918" office:value-type="float">
            <text:p>9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930" office:value-type="float">
            <text:p>9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908" office:value-type="float">
            <text:p>90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776" office:value-type="float">
            <text:p>7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617" office:value-type="float">
            <text:p>6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610" office:value-type="float">
            <text:p>6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660" office:value-type="float">
            <text:p>6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768" office:value-type="float">
            <text:p>76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27" office:value-type="float">
            <text:p>4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518" office:value-type="float">
            <text:p>5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417" office:value-type="float">
            <text:p>4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405" office:value-type="float">
            <text:p>40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446" office:value-type="float">
            <text:p>4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32" office:value-type="float">
            <text:p>33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79" office:value-type="float">
            <text:p>27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18" office:value-type="float">
            <text:p>2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14" office:value-type="float">
            <text:p>2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251" office:value-type="float">
            <text:p>2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17" office:value-type="float">
            <text:p>11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06" office:value-type="float">
            <text:p>10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95" office:value-type="float">
            <text:p>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90" office:value-type="float">
            <text:p>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6" office:value-type="float">
            <text:p>7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9" office:value-type="float">
            <text:p>3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/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NEGEN EN VIJFTIG GEMEENTEN TEN PLATTEN LANDE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57063" office:value-type="float">
            <text:p>57,063</text:p>
          </table:table-cell>
          <table:table-cell ns41:value-type="float" table:style-name="TL Data" office:value="26441" office:value-type="float">
            <text:p>26,441</text:p>
          </table:table-cell>
          <table:table-cell ns41:value-type="float" table:style-name="TL Data" office:value="3939" office:value-type="float">
            <text:p>3,939</text:p>
          </table:table-cell>
          <table:table-cell ns41:value-type="float" table:style-name="TL Data" office:value="87443" office:value-type="float">
            <text:p>87,443</text:p>
          </table:table-cell>
          <table:table-cell ns41:value-type="float" table:style-name="TL Data" office:value="51654" office:value-type="float">
            <text:p>51,654</text:p>
          </table:table-cell>
          <table:table-cell ns41:value-type="float" table:style-name="TL Data" office:value="26179" office:value-type="float">
            <text:p>26,179</text:p>
          </table:table-cell>
          <table:table-cell ns41:value-type="float" table:style-name="TL Data" office:value="6178" office:value-type="float">
            <text:p>6,178</text:p>
          </table:table-cell>
          <table:table-cell ns41:value-type="float" table:style-name="TL Data" office:value="84011" office:value-type="float">
            <text:p>84,011</text:p>
          </table:table-cell>
          <table:table-cell ns41:value-type="float" table:style-name="TL Data" office:value="171454" office:value-type="float">
            <text:p>171,45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2942" office:value-type="float">
            <text:p>2,942</text:p>
          </table:table-cell>
          <table:table-cell table:style-name="TL Data" table:number-columns-repeated="2"/>
          <table:table-cell ns41:value-type="float" table:style-name="TL Data" office:value="2942" office:value-type="float">
            <text:p>2,942</text:p>
          </table:table-cell>
          <table:table-cell ns41:value-type="float" table:style-name="TL Data" office:value="2717" office:value-type="float">
            <text:p>2,717</text:p>
          </table:table-cell>
          <table:table-cell table:style-name="TL Data" table:number-columns-repeated="2"/>
          <table:table-cell ns41:value-type="float" table:style-name="TL Data" office:value="2717" office:value-type="float">
            <text:p>2,717</text:p>
          </table:table-cell>
          <table:table-cell ns41:value-type="float" table:style-name="TL Data" office:value="5659" office:value-type="float">
            <text:p>5,65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2572" office:value-type="float">
            <text:p>2,572</text:p>
          </table:table-cell>
          <table:table-cell table:style-name="TL Data" table:number-columns-repeated="2"/>
          <table:table-cell ns41:value-type="float" table:style-name="TL Data" office:value="2572" office:value-type="float">
            <text:p>2,572</text:p>
          </table:table-cell>
          <table:table-cell ns41:value-type="float" table:style-name="TL Data" office:value="2494" office:value-type="float">
            <text:p>2,494</text:p>
          </table:table-cell>
          <table:table-cell table:style-name="TL Data" table:number-columns-repeated="2"/>
          <table:table-cell ns41:value-type="float" table:style-name="TL Data" office:value="2494" office:value-type="float">
            <text:p>2,494</text:p>
          </table:table-cell>
          <table:table-cell ns41:value-type="float" table:style-name="TL Data" office:value="5066" office:value-type="float">
            <text:p>5,0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289" office:value-type="float">
            <text:p>2,289</text:p>
          </table:table-cell>
          <table:table-cell table:style-name="TL Data" table:number-columns-repeated="2"/>
          <table:table-cell ns41:value-type="float" table:style-name="TL Data" office:value="2289" office:value-type="float">
            <text:p>2,289</text:p>
          </table:table-cell>
          <table:table-cell ns41:value-type="float" table:style-name="TL Data" office:value="2286" office:value-type="float">
            <text:p>2,286</text:p>
          </table:table-cell>
          <table:table-cell table:style-name="TL Data" table:number-columns-repeated="2"/>
          <table:table-cell ns41:value-type="float" table:style-name="TL Data" office:value="2286" office:value-type="float">
            <text:p>2,286</text:p>
          </table:table-cell>
          <table:table-cell ns41:value-type="float" table:style-name="TL Data" office:value="4575" office:value-type="float">
            <text:p>4,5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2330" office:value-type="float">
            <text:p>2,330</text:p>
          </table:table-cell>
          <table:table-cell table:style-name="TL Data" table:number-columns-repeated="2"/>
          <table:table-cell ns41:value-type="float" table:style-name="TL Data" office:value="2330" office:value-type="float">
            <text:p>2,330</text:p>
          </table:table-cell>
          <table:table-cell ns41:value-type="float" table:style-name="TL Data" office:value="2197" office:value-type="float">
            <text:p>2,197</text:p>
          </table:table-cell>
          <table:table-cell table:style-name="TL Data" table:number-columns-repeated="2"/>
          <table:table-cell ns41:value-type="float" table:style-name="TL Data" office:value="2197" office:value-type="float">
            <text:p>2,197</text:p>
          </table:table-cell>
          <table:table-cell ns41:value-type="float" table:style-name="TL Data" office:value="4527" office:value-type="float">
            <text:p>4,5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2463" office:value-type="float">
            <text:p>2,463</text:p>
          </table:table-cell>
          <table:table-cell table:style-name="TL Data" table:number-columns-repeated="2"/>
          <table:table-cell ns41:value-type="float" table:style-name="TL Data" office:value="2463" office:value-type="float">
            <text:p>2,463</text:p>
          </table:table-cell>
          <table:table-cell ns41:value-type="float" table:style-name="TL Data" office:value="2488" office:value-type="float">
            <text:p>2,488</text:p>
          </table:table-cell>
          <table:table-cell table:style-name="TL Data" table:number-columns-repeated="2"/>
          <table:table-cell ns41:value-type="float" table:style-name="TL Data" office:value="2488" office:value-type="float">
            <text:p>2,488</text:p>
          </table:table-cell>
          <table:table-cell ns41:value-type="float" table:style-name="TL Data" office:value="4951" office:value-type="float">
            <text:p>4,95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547" office:value-type="float">
            <text:p>2,547</text:p>
          </table:table-cell>
          <table:table-cell table:style-name="TL Data" table:number-columns-repeated="2"/>
          <table:table-cell ns41:value-type="float" table:style-name="TL Data" office:value="2547" office:value-type="float">
            <text:p>2,547</text:p>
          </table:table-cell>
          <table:table-cell ns41:value-type="float" table:style-name="TL Data" office:value="2448" office:value-type="float">
            <text:p>2,448</text:p>
          </table:table-cell>
          <table:table-cell table:style-name="TL Data" table:number-columns-repeated="2"/>
          <table:table-cell ns41:value-type="float" table:style-name="TL Data" office:value="2448" office:value-type="float">
            <text:p>2,448</text:p>
          </table:table-cell>
          <table:table-cell ns41:value-type="float" table:style-name="TL Data" office:value="4995" office:value-type="float">
            <text:p>4,99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2446" office:value-type="float">
            <text:p>2,446</text:p>
          </table:table-cell>
          <table:table-cell table:style-name="TL Data" table:number-columns-repeated="2"/>
          <table:table-cell ns41:value-type="float" table:style-name="TL Data" office:value="2446" office:value-type="float">
            <text:p>2,446</text:p>
          </table:table-cell>
          <table:table-cell ns41:value-type="float" table:style-name="TL Data" office:value="2364" office:value-type="float">
            <text:p>2,364</text:p>
          </table:table-cell>
          <table:table-cell table:style-name="TL Data" table:number-columns-repeated="2"/>
          <table:table-cell ns41:value-type="float" table:style-name="TL Data" office:value="2364" office:value-type="float">
            <text:p>2,364</text:p>
          </table:table-cell>
          <table:table-cell ns41:value-type="float" table:style-name="TL Data" office:value="4810" office:value-type="float">
            <text:p>4,81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2365" office:value-type="float">
            <text:p>2,365</text:p>
          </table:table-cell>
          <table:table-cell table:style-name="TL Data" table:number-columns-repeated="2"/>
          <table:table-cell ns41:value-type="float" table:style-name="TL Data" office:value="2365" office:value-type="float">
            <text:p>2,365</text:p>
          </table:table-cell>
          <table:table-cell ns41:value-type="float" table:style-name="TL Data" office:value="2466" office:value-type="float">
            <text:p>2,466</text:p>
          </table:table-cell>
          <table:table-cell table:style-name="TL Data" table:number-columns-repeated="2"/>
          <table:table-cell ns41:value-type="float" table:style-name="TL Data" office:value="2466" office:value-type="float">
            <text:p>2,466</text:p>
          </table:table-cell>
          <table:table-cell ns41:value-type="float" table:style-name="TL Data" office:value="4831" office:value-type="float">
            <text:p>4,8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385" office:value-type="float">
            <text:p>2,385</text:p>
          </table:table-cell>
          <table:table-cell table:style-name="TL Data" table:number-columns-repeated="2"/>
          <table:table-cell ns41:value-type="float" table:style-name="TL Data" office:value="2385" office:value-type="float">
            <text:p>2,385</text:p>
          </table:table-cell>
          <table:table-cell ns41:value-type="float" table:style-name="TL Data" office:value="2346" office:value-type="float">
            <text:p>2,346</text:p>
          </table:table-cell>
          <table:table-cell table:style-name="TL Data" table:number-columns-repeated="2"/>
          <table:table-cell ns41:value-type="float" table:style-name="TL Data" office:value="2346" office:value-type="float">
            <text:p>2,346</text:p>
          </table:table-cell>
          <table:table-cell ns41:value-type="float" table:style-name="TL Data" office:value="4731" office:value-type="float">
            <text:p>4,7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480" office:value-type="float">
            <text:p>2,480</text:p>
          </table:table-cell>
          <table:table-cell table:style-name="TL Data" table:number-columns-repeated="2"/>
          <table:table-cell ns41:value-type="float" table:style-name="TL Data" office:value="2480" office:value-type="float">
            <text:p>2,480</text:p>
          </table:table-cell>
          <table:table-cell ns41:value-type="float" table:style-name="TL Data" office:value="2327" office:value-type="float">
            <text:p>2,327</text:p>
          </table:table-cell>
          <table:table-cell table:style-name="TL Data" table:number-columns-repeated="2"/>
          <table:table-cell ns41:value-type="float" table:style-name="TL Data" office:value="2327" office:value-type="float">
            <text:p>2,327</text:p>
          </table:table-cell>
          <table:table-cell ns41:value-type="float" table:style-name="TL Data" office:value="4807" office:value-type="float">
            <text:p>4,8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2566" office:value-type="float">
            <text:p>2,566</text:p>
          </table:table-cell>
          <table:table-cell table:style-name="TL Data" table:number-columns-repeated="2"/>
          <table:table-cell ns41:value-type="float" table:style-name="TL Data" office:value="2566" office:value-type="float">
            <text:p>2,566</text:p>
          </table:table-cell>
          <table:table-cell ns41:value-type="float" table:style-name="TL Data" office:value="2411" office:value-type="float">
            <text:p>2,411</text:p>
          </table:table-cell>
          <table:table-cell table:style-name="TL Data" table:number-columns-repeated="2"/>
          <table:table-cell ns41:value-type="float" table:style-name="TL Data" office:value="2411" office:value-type="float">
            <text:p>2,411</text:p>
          </table:table-cell>
          <table:table-cell ns41:value-type="float" table:style-name="TL Data" office:value="4977" office:value-type="float">
            <text:p>4,97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325" office:value-type="float">
            <text:p>2,325</text:p>
          </table:table-cell>
          <table:table-cell table:style-name="TL Data" table:number-columns-repeated="2"/>
          <table:table-cell ns41:value-type="float" table:style-name="TL Data" office:value="2325" office:value-type="float">
            <text:p>2,325</text:p>
          </table:table-cell>
          <table:table-cell ns41:value-type="float" table:style-name="TL Data" office:value="2324" office:value-type="float">
            <text:p>2,324</text:p>
          </table:table-cell>
          <table:table-cell table:style-name="TL Data" table:number-columns-repeated="2"/>
          <table:table-cell ns41:value-type="float" table:style-name="TL Data" office:value="2324" office:value-type="float">
            <text:p>2,324</text:p>
          </table:table-cell>
          <table:table-cell ns41:value-type="float" table:style-name="TL Data" office:value="4649" office:value-type="float">
            <text:p>4,6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2403" office:value-type="float">
            <text:p>2,403</text:p>
          </table:table-cell>
          <table:table-cell table:style-name="TL Data" table:number-columns-repeated="2"/>
          <table:table-cell ns41:value-type="float" table:style-name="TL Data" office:value="2403" office:value-type="float">
            <text:p>2,403</text:p>
          </table:table-cell>
          <table:table-cell ns41:value-type="float" table:style-name="TL Data" office:value="2354" office:value-type="float">
            <text:p>2,354</text:p>
          </table:table-cell>
          <table:table-cell table:style-name="TL Data" table:number-columns-repeated="2"/>
          <table:table-cell ns41:value-type="float" table:style-name="TL Data" office:value="2354" office:value-type="float">
            <text:p>2,354</text:p>
          </table:table-cell>
          <table:table-cell ns41:value-type="float" table:style-name="TL Data" office:value="4757" office:value-type="float">
            <text:p>4,7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2342" office:value-type="float">
            <text:p>2,342</text:p>
          </table:table-cell>
          <table:table-cell table:style-name="TL Data" table:number-columns-repeated="2"/>
          <table:table-cell ns41:value-type="float" table:style-name="TL Data" office:value="2342" office:value-type="float">
            <text:p>2,342</text:p>
          </table:table-cell>
          <table:table-cell ns41:value-type="float" table:style-name="TL Data" office:value="2210" office:value-type="float">
            <text:p>2,210</text:p>
          </table:table-cell>
          <table:table-cell table:style-name="TL Data" table:number-columns-repeated="2"/>
          <table:table-cell ns41:value-type="float" table:style-name="TL Data" office:value="2210" office:value-type="float">
            <text:p>2,210</text:p>
          </table:table-cell>
          <table:table-cell ns41:value-type="float" table:style-name="TL Data" office:value="4552" office:value-type="float">
            <text:p>4,5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2302" office:value-type="float">
            <text:p>2,302</text:p>
          </table:table-cell>
          <table:table-cell table:style-name="TL Data" table:number-columns-repeated="2"/>
          <table:table-cell ns41:value-type="float" table:style-name="TL Data" office:value="2302" office:value-type="float">
            <text:p>2,302</text:p>
          </table:table-cell>
          <table:table-cell ns41:value-type="float" table:style-name="TL Data" office:value="2348" office:value-type="float">
            <text:p>2,348</text:p>
          </table:table-cell>
          <table:table-cell table:style-name="TL Data" table:number-columns-repeated="2"/>
          <table:table-cell ns41:value-type="float" table:style-name="TL Data" office:value="2348" office:value-type="float">
            <text:p>2,348</text:p>
          </table:table-cell>
          <table:table-cell ns41:value-type="string" table:style-name="TL Data" office:value-type="string">
            <text:p>4.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2146" office:value-type="float">
            <text:p>2,146</text:p>
          </table:table-cell>
          <table:table-cell table:style-name="TL Data" table:number-columns-repeated="2"/>
          <table:table-cell ns41:value-type="float" table:style-name="TL Data" office:value="2146" office:value-type="float">
            <text:p>2,146</text:p>
          </table:table-cell>
          <table:table-cell ns41:value-type="float" table:style-name="TL Data" office:value="2047" office:value-type="float">
            <text:p>2,047</text:p>
          </table:table-cell>
          <table:table-cell table:style-name="TL Data" table:number-columns-repeated="2"/>
          <table:table-cell ns41:value-type="float" table:style-name="TL Data" office:value="2047" office:value-type="float">
            <text:p>2,047</text:p>
          </table:table-cell>
          <table:table-cell ns41:value-type="float" table:style-name="TL Data" office:value="4193" office:value-type="float">
            <text:p>4,1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2077" office:value-type="float">
            <text:p>2,077</text:p>
          </table:table-cell>
          <table:table-cell table:style-name="TL Data" table:number-columns-repeated="2"/>
          <table:table-cell ns41:value-type="float" table:style-name="TL Data" office:value="2077" office:value-type="float">
            <text:p>2,077</text:p>
          </table:table-cell>
          <table:table-cell ns41:value-type="float" table:style-name="TL Data" office:value="2105" office:value-type="float">
            <text:p>2,10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106" office:value-type="float">
            <text:p>2,106</text:p>
          </table:table-cell>
          <table:table-cell ns41:value-type="float" table:style-name="TL Data" office:value="4183" office:value-type="float">
            <text:p>4,1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849" office:value-type="float">
            <text:p>1,849</text:p>
          </table:table-cell>
          <table:table-cell table:style-name="TL Data" table:number-columns-repeated="2"/>
          <table:table-cell ns41:value-type="float" table:style-name="TL Data" office:value="1849" office:value-type="float">
            <text:p>1,849</text:p>
          </table:table-cell>
          <table:table-cell ns41:value-type="float" table:style-name="TL Data" office:value="1851" office:value-type="float">
            <text:p>1,85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859" office:value-type="float">
            <text:p>1,859</text:p>
          </table:table-cell>
          <table:table-cell ns41:value-type="float" table:style-name="TL Data" office:value="3708" office:value-type="float">
            <text:p>3,70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819" office:value-type="float">
            <text:p>1,81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22" office:value-type="float">
            <text:p>1,822</text:p>
          </table:table-cell>
          <table:table-cell ns41:value-type="float" table:style-name="TL Data" office:value="1766" office:value-type="float">
            <text:p>1,76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75" office:value-type="float">
            <text:p>1,775</text:p>
          </table:table-cell>
          <table:table-cell ns41:value-type="float" table:style-name="TL Data" office:value="3597" office:value-type="float">
            <text:p>3,59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901" office:value-type="float">
            <text:p>1,90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903" office:value-type="float">
            <text:p>1,903</text:p>
          </table:table-cell>
          <table:table-cell ns41:value-type="float" table:style-name="TL Data" office:value="1989" office:value-type="float">
            <text:p>1,989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2030" office:value-type="float">
            <text:p>2,030</text:p>
          </table:table-cell>
          <table:table-cell ns41:value-type="float" table:style-name="TL Data" office:value="3933" office:value-type="float">
            <text:p>3,9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925" office:value-type="float">
            <text:p>1,92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947" office:value-type="float">
            <text:p>1,947</text:p>
          </table:table-cell>
          <table:table-cell ns41:value-type="float" table:style-name="TL Data" office:value="1979" office:value-type="float">
            <text:p>1,979</text:p>
          </table:table-cell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float" table:style-name="TL Data" office:value="2091" office:value-type="float">
            <text:p>2,091</text:p>
          </table:table-cell>
          <table:table-cell ns41:value-type="float" table:style-name="TL Data" office:value="4038" office:value-type="float">
            <text:p>4,0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812" office:value-type="float">
            <text:p>1,812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/>
          <table:table-cell ns41:value-type="float" table:style-name="TL Data" office:value="1854" office:value-type="float">
            <text:p>1,854</text:p>
          </table:table-cell>
          <table:table-cell ns41:value-type="float" table:style-name="TL Data" office:value="1758" office:value-type="float">
            <text:p>1,758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90" office:value-type="float">
            <text:p>1,890</text:p>
          </table:table-cell>
          <table:table-cell ns41:value-type="float" table:style-name="TL Data" office:value="3744" office:value-type="float">
            <text:p>3,74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794" office:value-type="float">
            <text:p>1,79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77" office:value-type="float">
            <text:p>1,877</text:p>
          </table:table-cell>
          <table:table-cell ns41:value-type="float" table:style-name="TL Data" office:value="1825" office:value-type="float">
            <text:p>1,82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51" office:value-type="float">
            <text:p>2,051</text:p>
          </table:table-cell>
          <table:table-cell ns41:value-type="float" table:style-name="TL Data" office:value="3928" office:value-type="float">
            <text:p>3,92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829" office:value-type="float">
            <text:p>1,82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69" office:value-type="float">
            <text:p>1,969</text:p>
          </table:table-cell>
          <table:table-cell ns41:value-type="float" table:style-name="TL Data" office:value="1611" office:value-type="float">
            <text:p>1,611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55" office:value-type="float">
            <text:p>1,955</text:p>
          </table:table-cell>
          <table:table-cell ns41:value-type="float" table:style-name="TL Data" office:value="3924" office:value-type="float">
            <text:p>3,9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801" office:value-type="float">
            <text:p>1,80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24" office:value-type="float">
            <text:p>2,024</text:p>
          </table:table-cell>
          <table:table-cell ns41:value-type="float" table:style-name="TL Data" office:value="1546" office:value-type="float">
            <text:p>1,546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02" office:value-type="float">
            <text:p>2,102</text:p>
          </table:table-cell>
          <table:table-cell ns41:value-type="float" table:style-name="TL Data" office:value="4126" office:value-type="float">
            <text:p>4,1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751" office:value-type="float">
            <text:p>1,751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46" office:value-type="float">
            <text:p>2,146</text:p>
          </table:table-cell>
          <table:table-cell ns41:value-type="float" table:style-name="TL Data" office:value="1353" office:value-type="float">
            <text:p>1,353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44" office:value-type="float">
            <text:p>2,044</text:p>
          </table:table-cell>
          <table:table-cell ns41:value-type="float" table:style-name="TL Data" office:value="4190" office:value-type="float">
            <text:p>4,1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393" office:value-type="float">
            <text:p>1,393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22" office:value-type="float">
            <text:p>1,822</text:p>
          </table:table-cell>
          <table:table-cell ns41:value-type="float" table:style-name="TL Data" office:value="1096" office:value-type="float">
            <text:p>1,096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47" office:value-type="float">
            <text:p>1,847</text:p>
          </table:table-cell>
          <table:table-cell ns41:value-type="float" table:style-name="TL Data" office:value="3669" office:value-type="float">
            <text:p>3,66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212" office:value-type="float">
            <text:p>1,212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58" office:value-type="float">
            <text:p>1,758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49" office:value-type="float">
            <text:p>1,649</text:p>
          </table:table-cell>
          <table:table-cell ns41:value-type="float" table:style-name="TL Data" office:value="3407" office:value-type="float">
            <text:p>3,4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139" office:value-type="float">
            <text:p>1,139</text:p>
          </table:table-cell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32" office:value-type="float">
            <text:p>1,832</text:p>
          </table:table-cell>
          <table:table-cell ns41:value-type="float" table:style-name="TL Data" office:value="818" office:value-type="float">
            <text:p>818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701" office:value-type="float">
            <text:p>1,701</text:p>
          </table:table-cell>
          <table:table-cell ns41:value-type="float" table:style-name="TL Data" office:value="3533" office:value-type="float">
            <text:p>3,5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700" office:value-type="float">
            <text:p>70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46" office:value-type="float">
            <text:p>1,546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538" office:value-type="float">
            <text:p>1,538</text:p>
          </table:table-cell>
          <table:table-cell ns41:value-type="float" table:style-name="TL Data" office:value="3084" office:value-type="float">
            <text:p>3,08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32" office:value-type="float">
            <text:p>1,732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1067" office:value-type="float">
            <text:p>1,06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787" office:value-type="float">
            <text:p>1,787</text:p>
          </table:table-cell>
          <table:table-cell ns41:value-type="float" table:style-name="TL Data" office:value="3519" office:value-type="float">
            <text:p>3,5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07" office:value-type="float">
            <text:p>1,40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878" office:value-type="float">
            <text:p>87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320" office:value-type="float">
            <text:p>1,320</text:p>
          </table:table-cell>
          <table:table-cell ns41:value-type="float" table:style-name="TL Data" office:value="2727" office:value-type="float">
            <text:p>2,7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25" office:value-type="float">
            <text:p>1,425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405" office:value-type="float">
            <text:p>1,405</text:p>
          </table:table-cell>
          <table:table-cell ns41:value-type="float" table:style-name="TL Data" office:value="2830" office:value-type="float">
            <text:p>2,83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18" office:value-type="float">
            <text:p>1,518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077" office:value-type="float">
            <text:p>1,07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519" office:value-type="float">
            <text:p>1,519</text:p>
          </table:table-cell>
          <table:table-cell ns41:value-type="float" table:style-name="TL Data" office:value="3037" office:value-type="float">
            <text:p>3,0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884" office:value-type="float">
            <text:p>884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347" office:value-type="float">
            <text:p>1,347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006" office:value-type="float">
            <text:p>1,00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391" office:value-type="float">
            <text:p>1,391</text:p>
          </table:table-cell>
          <table:table-cell ns41:value-type="float" table:style-name="TL Data" office:value="2738" office:value-type="float">
            <text:p>2,7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958" office:value-type="float">
            <text:p>95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396" office:value-type="float">
            <text:p>1,396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018" office:value-type="float">
            <text:p>1,01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364" office:value-type="float">
            <text:p>1,364</text:p>
          </table:table-cell>
          <table:table-cell ns41:value-type="float" table:style-name="TL Data" office:value="2760" office:value-type="float">
            <text:p>2,76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015" office:value-type="float">
            <text:p>1,01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470" office:value-type="float">
            <text:p>1,470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106" office:value-type="float">
            <text:p>1,10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439" office:value-type="float">
            <text:p>1,439</text:p>
          </table:table-cell>
          <table:table-cell ns41:value-type="float" table:style-name="TL Data" office:value="2909" office:value-type="float">
            <text:p>2,9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946" office:value-type="float">
            <text:p>94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89" office:value-type="float">
            <text:p>1,28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48" office:value-type="float">
            <text:p>1,248</text:p>
          </table:table-cell>
          <table:table-cell ns41:value-type="float" table:style-name="TL Data" office:value="2537" office:value-type="float">
            <text:p>2,5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000" office:value-type="float">
            <text:p>1,00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372" office:value-type="float">
            <text:p>1,372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036" office:value-type="float">
            <text:p>1,03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389" office:value-type="float">
            <text:p>1,389</text:p>
          </table:table-cell>
          <table:table-cell ns41:value-type="float" table:style-name="TL Data" office:value="2761" office:value-type="float">
            <text:p>2,76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035" office:value-type="float">
            <text:p>1,03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349" office:value-type="float">
            <text:p>1,349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015" office:value-type="float">
            <text:p>1,01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334" office:value-type="float">
            <text:p>1,334</text:p>
          </table:table-cell>
          <table:table-cell ns41:value-type="float" table:style-name="TL Data" office:value="2683" office:value-type="float">
            <text:p>2,6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093" office:value-type="float">
            <text:p>1,09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403" office:value-type="float">
            <text:p>1,403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021" office:value-type="float">
            <text:p>1,02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354" office:value-type="float">
            <text:p>1,354</text:p>
          </table:table-cell>
          <table:table-cell ns41:value-type="float" table:style-name="TL Data" office:value="2757" office:value-type="float">
            <text:p>2,75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90" office:value-type="float">
            <text:p>1,09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17" office:value-type="float">
            <text:p>1,017</text:p>
          </table:table-cell>
          <table:table-cell ns41:value-type="float" table:style-name="TL Data" office:value="2107" office:value-type="float">
            <text:p>2,10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004" office:value-type="float">
            <text:p>1,00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249" office:value-type="float">
            <text:p>1,24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938" office:value-type="float">
            <text:p>938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178" office:value-type="float">
            <text:p>1,178</text:p>
          </table:table-cell>
          <table:table-cell ns41:value-type="float" table:style-name="TL Data" office:value="2427" office:value-type="float">
            <text:p>2,4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143" office:value-type="float">
            <text:p>1,14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102" office:value-type="float">
            <text:p>1,102</text:p>
          </table:table-cell>
          <table:table-cell ns41:value-type="float" table:style-name="TL Data" office:value="2245" office:value-type="float">
            <text:p>2,24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32" office:value-type="float">
            <text:p>1,13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34" office:value-type="float">
            <text:p>1,134</text:p>
          </table:table-cell>
          <table:table-cell ns41:value-type="float" table:style-name="TL Data" office:value="2266" office:value-type="float">
            <text:p>2,26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157" office:value-type="float">
            <text:p>1,15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842" office:value-type="float">
            <text:p>842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123" office:value-type="float">
            <text:p>1,123</text:p>
          </table:table-cell>
          <table:table-cell ns41:value-type="float" table:style-name="TL Data" office:value="2280" office:value-type="float">
            <text:p>2,28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11" office:value-type="float">
            <text:p>1,11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54" office:value-type="float">
            <text:p>1,054</text:p>
          </table:table-cell>
          <table:table-cell ns41:value-type="float" table:style-name="TL Data" office:value="2165" office:value-type="float">
            <text:p>2,1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119" office:value-type="float">
            <text:p>1,11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062" office:value-type="float">
            <text:p>1,062</text:p>
          </table:table-cell>
          <table:table-cell ns41:value-type="float" table:style-name="TL Data" office:value="2181" office:value-type="float">
            <text:p>2,1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045" office:value-type="float">
            <text:p>1,04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038" office:value-type="float">
            <text:p>1,038</text:p>
          </table:table-cell>
          <table:table-cell ns41:value-type="float" table:style-name="TL Data" office:value="2083" office:value-type="float">
            <text:p>2,0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47" office:value-type="float">
            <text:p>1,14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109" office:value-type="float">
            <text:p>1,109</text:p>
          </table:table-cell>
          <table:table-cell ns41:value-type="float" table:style-name="TL Data" office:value="2256" office:value-type="float">
            <text:p>2,2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258" office:value-type="float">
            <text:p>1,25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132" office:value-type="float">
            <text:p>1,132</text:p>
          </table:table-cell>
          <table:table-cell ns41:value-type="float" table:style-name="TL Data" office:value="2390" office:value-type="float">
            <text:p>2,39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ver te brengen.</text:p>
          </table:table-cell>
          <table:table-cell/>
          <table:table-cell ns41:value-type="float" table:style-name="TL Data" office:value="68688" office:value-type="float">
            <text:p>68,688</text:p>
          </table:table-cell>
          <table:table-cell ns41:value-type="float" table:style-name="TL Data" office:value="22576" office:value-type="float">
            <text:p>22,576</text:p>
          </table:table-cell>
          <table:table-cell ns41:value-type="float" table:style-name="TL Data" office:value="1224" office:value-type="float">
            <text:p>1,224</text:p>
          </table:table-cell>
          <table:table-cell ns41:value-type="float" table:style-name="TL Data" office:value="92488" office:value-type="float">
            <text:p>92,488</text:p>
          </table:table-cell>
          <table:table-cell ns41:value-type="float" table:style-name="TL Data" office:value="64087" office:value-type="float">
            <text:p>64,087</text:p>
          </table:table-cell>
          <table:table-cell ns41:value-type="float" table:style-name="TL Data" office:value="24786" office:value-type="float">
            <text:p>24,786</text:p>
          </table:table-cell>
          <table:table-cell ns41:value-type="float" table:style-name="TL Data" office:value="2091" office:value-type="float">
            <text:p>2,091</text:p>
          </table:table-cell>
          <table:table-cell ns41:value-type="float" table:style-name="TL Data" office:value="90964" office:value-type="float">
            <text:p>90,964</text:p>
          </table:table-cell>
          <table:table-cell ns41:value-type="float" table:style-name="TL Data" office:value="183452" office:value-type="float">
            <text:p>183,4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1856" office:value-type="float">
            <text:p>1,85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1902" office:value-type="float">
            <text:p>1,90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923" office:value-type="float">
            <text:p>923</text:p>
          </table:table-cell>
          <table:table-cell ns41:value-type="float" table:style-name="TL Data" office:value="1827" office:value-type="float">
            <text:p>1,82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924" office:value-type="float">
            <text:p>924</text:p>
          </table:table-cell>
          <table:table-cell ns41:value-type="float" table:style-name="TL Data" office:value="1783" office:value-type="float">
            <text:p>1,78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06" office:value-type="float">
            <text:p>606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1687" office:value-type="float">
            <text:p>1,68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1565" office:value-type="float">
            <text:p>1,5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11" office:value-type="float">
            <text:p>61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1616" office:value-type="float">
            <text:p>1,6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1467" office:value-type="float">
            <text:p>1,46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1526" office:value-type="float">
            <text:p>1,52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07" office:value-type="float">
            <text:p>50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857" office:value-type="float">
            <text:p>857</text:p>
          </table:table-cell>
          <table:table-cell ns41:value-type="float" table:style-name="TL Data" office:value="1574" office:value-type="float">
            <text:p>1,57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618" office:value-type="float">
            <text:p>618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1186" office:value-type="float">
            <text:p>1,18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1333" office:value-type="float">
            <text:p>1,33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1135" office:value-type="float">
            <text:p>1,13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567" office:value-type="float">
            <text:p>567</text:p>
          </table:table-cell>
          <table:table-cell ns41:value-type="float" table:style-name="TL Data" office:value="1146" office:value-type="float">
            <text:p>1,14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1121" office:value-type="float">
            <text:p>1,12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936" office:value-type="float">
            <text:p>93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765" office:value-type="float">
            <text:p>7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765" office:value-type="float">
            <text:p>76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842" office:value-type="float">
            <text:p>84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486" office:value-type="float">
            <text:p>486</text:p>
          </table:table-cell>
          <table:table-cell ns41:value-type="float" table:style-name="TL Data" office:value="900" office:value-type="float">
            <text:p>900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531" office:value-type="float">
            <text:p>53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625" office:value-type="float">
            <text:p>62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514" office:value-type="float">
            <text:p>51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537" office:value-type="float">
            <text:p>537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548" office:value-type="float">
            <text:p>54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405" office:value-type="float">
            <text:p>40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75" office:value-type="float">
            <text:p>37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93" office:value-type="float">
            <text:p>29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office:value="63" table:style-name="TL Data" table:number-columns-repeated="2" office:value-type="float">
            <text:p>6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81" office:value-type="float">
            <text:p>281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09" office:value-type="float">
            <text:p>30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55" office:value-type="float">
            <text:p>15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52" office:value-type="float">
            <text:p>152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35" office:value-type="float">
            <text:p>135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16" office:value-type="float">
            <text:p>11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4" office:value-type="float">
            <text:p>9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3" office:value-type="float">
            <text:p>7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/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/>
          <table:table-cell ns41:value-type="float" office:value="8" table:style-name="TL Data" table:number-columns-repeated="2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>
            <office:annotation draw:style-name="gr1" svg:height="1.958cm" draw:caption-point-y="2.39cm" svg:width="3.551cm" svg:x="12.944cm" draw:caption-point-x="4.758cm" svg:y="232.278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1 weduwnaar. Dit moet zijn 0.</text:span></text:p>
              <text:p text:style-name="P1"><text:span text:style-name="T2"/></text:p>
            </office:annotation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4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70413" office:value-type="float">
            <text:p>70,413</text:p>
          </table:table-cell>
          <table:table-cell ns41:value-type="float" table:style-name="TL Data" office:value="33335" office:value-type="float">
            <text:p>33,335</text:p>
          </table:table-cell>
          <table:table-cell ns41:value-type="float" table:style-name="TL Data" office:value="4737" office:value-type="float">
            <text:p>4,737</text:p>
          </table:table-cell>
          <table:table-cell ns41:value-type="float" table:style-name="TL Data" office:value="108485" office:value-type="float">
            <text:p>108,485</text:p>
          </table:table-cell>
          <table:table-cell ns41:value-type="float" table:style-name="TL Data" office:value="65873" office:value-type="float">
            <text:p>65,873</text:p>
          </table:table-cell>
          <table:table-cell ns41:value-type="float" table:style-name="TL Data" office:value="33067" office:value-type="float">
            <text:p>33,067</text:p>
          </table:table-cell>
          <table:table-cell ns41:value-type="float" table:style-name="TL Data" office:value="8338" office:value-type="float">
            <text:p>8,338</text:p>
          </table:table-cell>
          <table:table-cell ns41:value-type="float" table:style-name="TL Data" office:value="107278" office:value-type="float">
            <text:p>107,278</text:p>
          </table:table-cell>
          <table:table-cell ns41:value-type="float" table:style-name="TL Data" office:value="215763" office:value-type="float">
            <text:p>215,763</text:p>
          </table:table-cell>
          <table:table-cell table:number-columns-repeated="1011"/>
        </table:table-row>
        <table:table-row table:style-name="ro4" table:number-rows-repeated="10480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5" table:default-cell-style-name="Default" table:number-columns-repeated="2"/>
        <table:table-column table:style-name="co6" table:default-cell-style-name="ce9"/>
        <table:table-column table:style-name="co5" table:default-cell-style-name="Default" table:number-columns-repeated="1021"/>
        <table:table-row table:style-name="ro4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4">
          <table:table-cell ns41:value-type="string" table:style-name="TL Metadata" office:value-type="string">
            <text:p>Editregel</text:p>
          </table:table-cell>
          <table:table-cell ns41:value-type="string" table:style-name="TL Metadata" office:value-type="string">
            <text:p>Deel telling</text:p>
          </table:table-cell>
          <table:table-cell ns41:value-type="string" table:style-name="TL Metadata" office:value-type="string">
            <text:p>Rolnummer</text:p>
          </table:table-cell>
          <table:table-cell table:number-columns-repeated="1021"/>
        </table:table-row>
        <table:table-row table:style-name="ro4">
          <table:table-cell table:style-name="TL Metadata" table:number-columns-repeated="3"/>
          <table:table-cell table:number-columns-repeated="2"/>
          <table:table-cell table:style-name="ce4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ns41:value-type="float" table:style-name="TL Metadata" office:value="18838" office:value-type="float">
            <text:p>1883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01" office:value-type="float">
            <text:p>3804160036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39" office:value-type="float">
            <text:p>1883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02" office:value-type="float">
            <text:p>3804160036010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40" office:value-type="float">
            <text:p>1884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03" office:value-type="float">
            <text:p>3804160036010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41" office:value-type="float">
            <text:p>1884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04" office:value-type="float">
            <text:p>3804160036010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42" office:value-type="float">
            <text:p>1884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05" office:value-type="float">
            <text:p>38041600360100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43" office:value-type="float">
            <text:p>1884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06" office:value-type="float">
            <text:p>38041600360100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44" office:value-type="float">
            <text:p>1884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07" office:value-type="float">
            <text:p>38041600360100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45" office:value-type="float">
            <text:p>1884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08" office:value-type="float">
            <text:p>38041600360100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46" office:value-type="float">
            <text:p>1884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09" office:value-type="float">
            <text:p>38041600360100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47" office:value-type="float">
            <text:p>1884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10" office:value-type="float">
            <text:p>38041600360101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48" office:value-type="float">
            <text:p>1884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11" office:value-type="float">
            <text:p>38041600360101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49" office:value-type="float">
            <text:p>1884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12" office:value-type="float">
            <text:p>38041600360101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50" office:value-type="float">
            <text:p>1885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13" office:value-type="float">
            <text:p>38041600360101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51" office:value-type="float">
            <text:p>1885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14" office:value-type="float">
            <text:p>38041600360101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52" office:value-type="float">
            <text:p>1885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15" office:value-type="float">
            <text:p>38041600360101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53" office:value-type="float">
            <text:p>1885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16" office:value-type="float">
            <text:p>38041600360101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54" office:value-type="float">
            <text:p>1885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17" office:value-type="float">
            <text:p>38041600360101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55" office:value-type="float">
            <text:p>1885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18" office:value-type="float">
            <text:p>38041600360101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56" office:value-type="float">
            <text:p>1885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19" office:value-type="float">
            <text:p>38041600360101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57" office:value-type="float">
            <text:p>1885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20" office:value-type="float">
            <text:p>38041600360102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58" office:value-type="float">
            <text:p>1885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21" office:value-type="float">
            <text:p>38041600360102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59" office:value-type="float">
            <text:p>1885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22" office:value-type="float">
            <text:p>38041600360102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60" office:value-type="float">
            <text:p>1886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23" office:value-type="float">
            <text:p>38041600360102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61" office:value-type="float">
            <text:p>1886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24" office:value-type="float">
            <text:p>38041600360102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62" office:value-type="float">
            <text:p>1886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25" office:value-type="float">
            <text:p>38041600360102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63" office:value-type="float">
            <text:p>1886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26" office:value-type="float">
            <text:p>38041600360102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64" office:value-type="float">
            <text:p>1886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27" office:value-type="float">
            <text:p>38041600360102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65" office:value-type="float">
            <text:p>1886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28" office:value-type="float">
            <text:p>38041600360102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66" office:value-type="float">
            <text:p>1886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29" office:value-type="float">
            <text:p>38041600360102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67" office:value-type="float">
            <text:p>1886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30" office:value-type="float">
            <text:p>38041600360103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68" office:value-type="float">
            <text:p>1886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31" office:value-type="float">
            <text:p>38041600360103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69" office:value-type="float">
            <text:p>1886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32" office:value-type="float">
            <text:p>38041600360103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70" office:value-type="float">
            <text:p>1887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33" office:value-type="float">
            <text:p>38041600360103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71" office:value-type="float">
            <text:p>1887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34" office:value-type="float">
            <text:p>38041600360103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72" office:value-type="float">
            <text:p>1887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35" office:value-type="float">
            <text:p>38041600360103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73" office:value-type="float">
            <text:p>1887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36" office:value-type="float">
            <text:p>38041600360103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74" office:value-type="float">
            <text:p>1887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37" office:value-type="float">
            <text:p>38041600360103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75" office:value-type="float">
            <text:p>1887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38" office:value-type="float">
            <text:p>38041600360103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76" office:value-type="float">
            <text:p>1887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39" office:value-type="float">
            <text:p>38041600360103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77" office:value-type="float">
            <text:p>1887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40" office:value-type="float">
            <text:p>38041600360104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78" office:value-type="float">
            <text:p>1887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41" office:value-type="float">
            <text:p>38041600360104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79" office:value-type="float">
            <text:p>1887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42" office:value-type="float">
            <text:p>38041600360104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80" office:value-type="float">
            <text:p>1888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43" office:value-type="float">
            <text:p>38041600360104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81" office:value-type="float">
            <text:p>1888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44" office:value-type="float">
            <text:p>38041600360104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82" office:value-type="float">
            <text:p>1888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45" office:value-type="float">
            <text:p>38041600360104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83" office:value-type="float">
            <text:p>1888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46" office:value-type="float">
            <text:p>38041600360104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84" office:value-type="float">
            <text:p>1888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47" office:value-type="float">
            <text:p>38041600360104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85" office:value-type="float">
            <text:p>1888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48" office:value-type="float">
            <text:p>38041600360104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86" office:value-type="float">
            <text:p>1888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49" office:value-type="float">
            <text:p>38041600360104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87" office:value-type="float">
            <text:p>1888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50" office:value-type="float">
            <text:p>38041600360105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88" office:value-type="float">
            <text:p>1888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51" office:value-type="float">
            <text:p>38041600360105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89" office:value-type="float">
            <text:p>1888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52" office:value-type="float">
            <text:p>38041600360105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90" office:value-type="float">
            <text:p>1889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53" office:value-type="float">
            <text:p>38041600360105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91" office:value-type="float">
            <text:p>1889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54" office:value-type="float">
            <text:p>38041600360105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92" office:value-type="float">
            <text:p>1889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55" office:value-type="float">
            <text:p>38041600360105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93" office:value-type="float">
            <text:p>1889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56" office:value-type="float">
            <text:p>38041600360105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94" office:value-type="float">
            <text:p>1889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57" office:value-type="float">
            <text:p>38041600360105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95" office:value-type="float">
            <text:p>1889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58" office:value-type="float">
            <text:p>38041600360105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96" office:value-type="float">
            <text:p>1889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59" office:value-type="float">
            <text:p>38041600360105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97" office:value-type="float">
            <text:p>1889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60" office:value-type="float">
            <text:p>38041600360106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98" office:value-type="float">
            <text:p>1889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61" office:value-type="float">
            <text:p>38041600360106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899" office:value-type="float">
            <text:p>1889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62" office:value-type="float">
            <text:p>38041600360106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00" office:value-type="float">
            <text:p>1890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63" office:value-type="float">
            <text:p>38041600360106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01" office:value-type="float">
            <text:p>1890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64" office:value-type="float">
            <text:p>38041600360106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02" office:value-type="float">
            <text:p>1890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65" office:value-type="float">
            <text:p>38041600360106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03" office:value-type="float">
            <text:p>1890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66" office:value-type="float">
            <text:p>38041600360106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04" office:value-type="float">
            <text:p>1890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67" office:value-type="float">
            <text:p>38041600360106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05" office:value-type="float">
            <text:p>1890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68" office:value-type="float">
            <text:p>38041600360106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06" office:value-type="float">
            <text:p>1890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69" office:value-type="float">
            <text:p>38041600360106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07" office:value-type="float">
            <text:p>1890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70" office:value-type="float">
            <text:p>38041600360107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08" office:value-type="float">
            <text:p>1890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71" office:value-type="float">
            <text:p>38041600360107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09" office:value-type="float">
            <text:p>1890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72" office:value-type="float">
            <text:p>38041600360107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10" office:value-type="float">
            <text:p>1891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73" office:value-type="float">
            <text:p>38041600360107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11" office:value-type="float">
            <text:p>1891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74" office:value-type="float">
            <text:p>38041600360107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12" office:value-type="float">
            <text:p>1891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75" office:value-type="float">
            <text:p>38041600360107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13" office:value-type="float">
            <text:p>1891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76" office:value-type="float">
            <text:p>38041600360107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14" office:value-type="float">
            <text:p>1891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77" office:value-type="float">
            <text:p>38041600360107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15" office:value-type="float">
            <text:p>1891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78" office:value-type="float">
            <text:p>38041600360107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16" office:value-type="float">
            <text:p>1891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79" office:value-type="float">
            <text:p>38041600360107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17" office:value-type="float">
            <text:p>1891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80" office:value-type="float">
            <text:p>38041600360108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18" office:value-type="float">
            <text:p>1891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81" office:value-type="float">
            <text:p>38041600360108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19" office:value-type="float">
            <text:p>1891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82" office:value-type="float">
            <text:p>38041600360108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20" office:value-type="float">
            <text:p>1892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83" office:value-type="float">
            <text:p>38041600360108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21" office:value-type="float">
            <text:p>1892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84" office:value-type="float">
            <text:p>38041600360108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22" office:value-type="float">
            <text:p>1892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85" office:value-type="float">
            <text:p>38041600360108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23" office:value-type="float">
            <text:p>1892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86" office:value-type="float">
            <text:p>38041600360108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24" office:value-type="float">
            <text:p>1892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87" office:value-type="float">
            <text:p>38041600360108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25" office:value-type="float">
            <text:p>1892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88" office:value-type="float">
            <text:p>38041600360108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26" office:value-type="float">
            <text:p>1892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89" office:value-type="float">
            <text:p>38041600360108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27" office:value-type="float">
            <text:p>1892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90" office:value-type="float">
            <text:p>38041600360109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28" office:value-type="float">
            <text:p>1892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91" office:value-type="float">
            <text:p>38041600360109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29" office:value-type="float">
            <text:p>1892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92" office:value-type="float">
            <text:p>38041600360109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30" office:value-type="float">
            <text:p>1893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93" office:value-type="float">
            <text:p>38041600360109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31" office:value-type="float">
            <text:p>1893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94" office:value-type="float">
            <text:p>38041600360109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32" office:value-type="float">
            <text:p>1893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95" office:value-type="float">
            <text:p>38041600360109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33" office:value-type="float">
            <text:p>1893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96" office:value-type="float">
            <text:p>38041600360109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34" office:value-type="float">
            <text:p>1893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97" office:value-type="float">
            <text:p>38041600360109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35" office:value-type="float">
            <text:p>1893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98" office:value-type="float">
            <text:p>38041600360109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36" office:value-type="float">
            <text:p>1893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099" office:value-type="float">
            <text:p>38041600360109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37" office:value-type="float">
            <text:p>1893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100" office:value-type="float">
            <text:p>38041600360110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38" office:value-type="float">
            <text:p>1893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101" office:value-type="float">
            <text:p>3804160036011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39" office:value-type="float">
            <text:p>1893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102" office:value-type="float">
            <text:p>3804160036011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40" office:value-type="float">
            <text:p>1894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103" office:value-type="float">
            <text:p>3804160036011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41" office:value-type="float">
            <text:p>1894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601104" office:value-type="float">
            <text:p>3804160036011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42" office:value-type="float">
            <text:p>1894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01" office:value-type="float">
            <text:p>3804160037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43" office:value-type="float">
            <text:p>1894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02" office:value-type="float">
            <text:p>3804160037010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44" office:value-type="float">
            <text:p>1894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03" office:value-type="float">
            <text:p>3804160037010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45" office:value-type="float">
            <text:p>1894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04" office:value-type="float">
            <text:p>3804160037010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46" office:value-type="float">
            <text:p>1894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05" office:value-type="float">
            <text:p>38041600370100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47" office:value-type="float">
            <text:p>1894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06" office:value-type="float">
            <text:p>38041600370100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48" office:value-type="float">
            <text:p>1894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07" office:value-type="float">
            <text:p>38041600370100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49" office:value-type="float">
            <text:p>1894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08" office:value-type="float">
            <text:p>38041600370100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50" office:value-type="float">
            <text:p>1895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09" office:value-type="float">
            <text:p>38041600370100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51" office:value-type="float">
            <text:p>1895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10" office:value-type="float">
            <text:p>38041600370101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52" office:value-type="float">
            <text:p>1895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11" office:value-type="float">
            <text:p>38041600370101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53" office:value-type="float">
            <text:p>1895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12" office:value-type="float">
            <text:p>38041600370101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54" office:value-type="float">
            <text:p>1895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13" office:value-type="float">
            <text:p>38041600370101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55" office:value-type="float">
            <text:p>1895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14" office:value-type="float">
            <text:p>38041600370101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56" office:value-type="float">
            <text:p>1895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15" office:value-type="float">
            <text:p>38041600370101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57" office:value-type="float">
            <text:p>1895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16" office:value-type="float">
            <text:p>38041600370101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58" office:value-type="float">
            <text:p>1895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17" office:value-type="float">
            <text:p>38041600370101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59" office:value-type="float">
            <text:p>1895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18" office:value-type="float">
            <text:p>38041600370101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60" office:value-type="float">
            <text:p>1896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19" office:value-type="float">
            <text:p>38041600370101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61" office:value-type="float">
            <text:p>1896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20" office:value-type="float">
            <text:p>38041600370102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62" office:value-type="float">
            <text:p>1896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21" office:value-type="float">
            <text:p>38041600370102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63" office:value-type="float">
            <text:p>1896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22" office:value-type="float">
            <text:p>38041600370102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64" office:value-type="float">
            <text:p>1896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23" office:value-type="float">
            <text:p>38041600370102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65" office:value-type="float">
            <text:p>1896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24" office:value-type="float">
            <text:p>38041600370102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66" office:value-type="float">
            <text:p>1896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25" office:value-type="float">
            <text:p>38041600370102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67" office:value-type="float">
            <text:p>1896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26" office:value-type="float">
            <text:p>38041600370102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68" office:value-type="float">
            <text:p>1896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27" office:value-type="float">
            <text:p>38041600370102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69" office:value-type="float">
            <text:p>1896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28" office:value-type="float">
            <text:p>38041600370102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70" office:value-type="float">
            <text:p>1897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29" office:value-type="float">
            <text:p>38041600370102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71" office:value-type="float">
            <text:p>1897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30" office:value-type="float">
            <text:p>38041600370103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72" office:value-type="float">
            <text:p>1897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31" office:value-type="float">
            <text:p>38041600370103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73" office:value-type="float">
            <text:p>1897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32" office:value-type="float">
            <text:p>38041600370103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74" office:value-type="float">
            <text:p>1897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33" office:value-type="float">
            <text:p>38041600370103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75" office:value-type="float">
            <text:p>1897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34" office:value-type="float">
            <text:p>38041600370103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76" office:value-type="float">
            <text:p>1897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35" office:value-type="float">
            <text:p>38041600370103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77" office:value-type="float">
            <text:p>1897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36" office:value-type="float">
            <text:p>38041600370103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78" office:value-type="float">
            <text:p>1897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37" office:value-type="float">
            <text:p>38041600370103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79" office:value-type="float">
            <text:p>1897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38" office:value-type="float">
            <text:p>38041600370103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80" office:value-type="float">
            <text:p>1898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39" office:value-type="float">
            <text:p>38041600370103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81" office:value-type="float">
            <text:p>1898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40" office:value-type="float">
            <text:p>38041600370104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82" office:value-type="float">
            <text:p>1898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41" office:value-type="float">
            <text:p>38041600370104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83" office:value-type="float">
            <text:p>1898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42" office:value-type="float">
            <text:p>38041600370104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84" office:value-type="float">
            <text:p>1898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43" office:value-type="float">
            <text:p>38041600370104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85" office:value-type="float">
            <text:p>1898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44" office:value-type="float">
            <text:p>38041600370104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86" office:value-type="float">
            <text:p>1898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45" office:value-type="float">
            <text:p>38041600370104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87" office:value-type="float">
            <text:p>1898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46" office:value-type="float">
            <text:p>38041600370104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88" office:value-type="float">
            <text:p>1898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47" office:value-type="float">
            <text:p>38041600370104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89" office:value-type="float">
            <text:p>1898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48" office:value-type="float">
            <text:p>38041600370104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90" office:value-type="float">
            <text:p>1899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49" office:value-type="float">
            <text:p>38041600370104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91" office:value-type="float">
            <text:p>1899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50" office:value-type="float">
            <text:p>38041600370105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92" office:value-type="float">
            <text:p>1899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51" office:value-type="float">
            <text:p>38041600370105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93" office:value-type="float">
            <text:p>1899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52" office:value-type="float">
            <text:p>38041600370105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94" office:value-type="float">
            <text:p>1899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53" office:value-type="float">
            <text:p>38041600370105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95" office:value-type="float">
            <text:p>1899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54" office:value-type="float">
            <text:p>38041600370105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96" office:value-type="float">
            <text:p>1899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55" office:value-type="float">
            <text:p>38041600370105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97" office:value-type="float">
            <text:p>1899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56" office:value-type="float">
            <text:p>38041600370105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98" office:value-type="float">
            <text:p>1899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57" office:value-type="float">
            <text:p>38041600370105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8999" office:value-type="float">
            <text:p>1899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58" office:value-type="float">
            <text:p>38041600370105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00" office:value-type="float">
            <text:p>1900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59" office:value-type="float">
            <text:p>38041600370105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01" office:value-type="float">
            <text:p>1900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60" office:value-type="float">
            <text:p>38041600370106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02" office:value-type="float">
            <text:p>1900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61" office:value-type="float">
            <text:p>38041600370106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03" office:value-type="float">
            <text:p>1900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62" office:value-type="float">
            <text:p>38041600370106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04" office:value-type="float">
            <text:p>1900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63" office:value-type="float">
            <text:p>38041600370106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05" office:value-type="float">
            <text:p>1900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64" office:value-type="float">
            <text:p>38041600370106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06" office:value-type="float">
            <text:p>1900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65" office:value-type="float">
            <text:p>38041600370106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07" office:value-type="float">
            <text:p>1900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66" office:value-type="float">
            <text:p>38041600370106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08" office:value-type="float">
            <text:p>1900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67" office:value-type="float">
            <text:p>38041600370106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09" office:value-type="float">
            <text:p>1900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68" office:value-type="float">
            <text:p>38041600370106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10" office:value-type="float">
            <text:p>1901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69" office:value-type="float">
            <text:p>38041600370106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11" office:value-type="float">
            <text:p>1901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70" office:value-type="float">
            <text:p>38041600370107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12" office:value-type="float">
            <text:p>1901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71" office:value-type="float">
            <text:p>38041600370107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13" office:value-type="float">
            <text:p>1901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72" office:value-type="float">
            <text:p>38041600370107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14" office:value-type="float">
            <text:p>1901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73" office:value-type="float">
            <text:p>38041600370107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15" office:value-type="float">
            <text:p>1901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74" office:value-type="float">
            <text:p>38041600370107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16" office:value-type="float">
            <text:p>1901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75" office:value-type="float">
            <text:p>38041600370107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17" office:value-type="float">
            <text:p>1901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76" office:value-type="float">
            <text:p>38041600370107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18" office:value-type="float">
            <text:p>1901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77" office:value-type="float">
            <text:p>38041600370107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19" office:value-type="float">
            <text:p>1901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78" office:value-type="float">
            <text:p>38041600370107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20" office:value-type="float">
            <text:p>1902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79" office:value-type="float">
            <text:p>38041600370107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21" office:value-type="float">
            <text:p>1902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80" office:value-type="float">
            <text:p>38041600370108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22" office:value-type="float">
            <text:p>1902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81" office:value-type="float">
            <text:p>38041600370108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23" office:value-type="float">
            <text:p>1902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82" office:value-type="float">
            <text:p>38041600370108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24" office:value-type="float">
            <text:p>1902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83" office:value-type="float">
            <text:p>38041600370108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25" office:value-type="float">
            <text:p>1902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84" office:value-type="float">
            <text:p>38041600370108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26" office:value-type="float">
            <text:p>1902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85" office:value-type="float">
            <text:p>38041600370108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27" office:value-type="float">
            <text:p>1902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86" office:value-type="float">
            <text:p>38041600370108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28" office:value-type="float">
            <text:p>1902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87" office:value-type="float">
            <text:p>38041600370108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29" office:value-type="float">
            <text:p>1902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88" office:value-type="float">
            <text:p>38041600370108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30" office:value-type="float">
            <text:p>1903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89" office:value-type="float">
            <text:p>38041600370108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31" office:value-type="float">
            <text:p>1903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90" office:value-type="float">
            <text:p>38041600370109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32" office:value-type="float">
            <text:p>1903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91" office:value-type="float">
            <text:p>38041600370109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33" office:value-type="float">
            <text:p>1903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92" office:value-type="float">
            <text:p>38041600370109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34" office:value-type="float">
            <text:p>1903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93" office:value-type="float">
            <text:p>38041600370109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35" office:value-type="float">
            <text:p>1903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94" office:value-type="float">
            <text:p>38041600370109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36" office:value-type="float">
            <text:p>1903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95" office:value-type="float">
            <text:p>38041600370109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37" office:value-type="float">
            <text:p>1903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96" office:value-type="float">
            <text:p>38041600370109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38" office:value-type="float">
            <text:p>1903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97" office:value-type="float">
            <text:p>38041600370109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39" office:value-type="float">
            <text:p>1903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98" office:value-type="float">
            <text:p>38041600370109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40" office:value-type="float">
            <text:p>1904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099" office:value-type="float">
            <text:p>38041600370109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41" office:value-type="float">
            <text:p>1904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100" office:value-type="float">
            <text:p>38041600370110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42" office:value-type="float">
            <text:p>1904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101" office:value-type="float">
            <text:p>3804160037011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43" office:value-type="float">
            <text:p>1904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102" office:value-type="float">
            <text:p>3804160037011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44" office:value-type="float">
            <text:p>1904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103" office:value-type="float">
            <text:p>3804160037011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45" office:value-type="float">
            <text:p>1904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6003701104" office:value-type="float">
            <text:p>3804160037011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46" office:value-type="float">
            <text:p>1904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01" office:value-type="float">
            <text:p>3804170038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47" office:value-type="float">
            <text:p>1904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02" office:value-type="float">
            <text:p>3804170038010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48" office:value-type="float">
            <text:p>1904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03" office:value-type="float">
            <text:p>3804170038010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49" office:value-type="float">
            <text:p>1904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04" office:value-type="float">
            <text:p>3804170038010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50" office:value-type="float">
            <text:p>1905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05" office:value-type="float">
            <text:p>38041700380100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51" office:value-type="float">
            <text:p>1905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06" office:value-type="float">
            <text:p>38041700380100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52" office:value-type="float">
            <text:p>1905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07" office:value-type="float">
            <text:p>38041700380100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53" office:value-type="float">
            <text:p>1905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08" office:value-type="float">
            <text:p>38041700380100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54" office:value-type="float">
            <text:p>1905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09" office:value-type="float">
            <text:p>38041700380100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55" office:value-type="float">
            <text:p>1905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10" office:value-type="float">
            <text:p>38041700380101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56" office:value-type="float">
            <text:p>1905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11" office:value-type="float">
            <text:p>38041700380101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57" office:value-type="float">
            <text:p>1905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12" office:value-type="float">
            <text:p>38041700380101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58" office:value-type="float">
            <text:p>1905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13" office:value-type="float">
            <text:p>38041700380101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59" office:value-type="float">
            <text:p>1905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14" office:value-type="float">
            <text:p>38041700380101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60" office:value-type="float">
            <text:p>1906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15" office:value-type="float">
            <text:p>38041700380101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61" office:value-type="float">
            <text:p>1906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16" office:value-type="float">
            <text:p>38041700380101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62" office:value-type="float">
            <text:p>1906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17" office:value-type="float">
            <text:p>38041700380101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63" office:value-type="float">
            <text:p>1906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18" office:value-type="float">
            <text:p>38041700380101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64" office:value-type="float">
            <text:p>1906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19" office:value-type="float">
            <text:p>38041700380101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65" office:value-type="float">
            <text:p>1906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20" office:value-type="float">
            <text:p>38041700380102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66" office:value-type="float">
            <text:p>1906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21" office:value-type="float">
            <text:p>38041700380102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67" office:value-type="float">
            <text:p>1906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22" office:value-type="float">
            <text:p>38041700380102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68" office:value-type="float">
            <text:p>1906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23" office:value-type="float">
            <text:p>38041700380102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69" office:value-type="float">
            <text:p>1906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24" office:value-type="float">
            <text:p>38041700380102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70" office:value-type="float">
            <text:p>1907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25" office:value-type="float">
            <text:p>38041700380102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71" office:value-type="float">
            <text:p>1907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26" office:value-type="float">
            <text:p>38041700380102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72" office:value-type="float">
            <text:p>1907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27" office:value-type="float">
            <text:p>38041700380102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73" office:value-type="float">
            <text:p>1907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28" office:value-type="float">
            <text:p>38041700380102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74" office:value-type="float">
            <text:p>1907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29" office:value-type="float">
            <text:p>38041700380102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75" office:value-type="float">
            <text:p>1907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30" office:value-type="float">
            <text:p>38041700380103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76" office:value-type="float">
            <text:p>1907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31" office:value-type="float">
            <text:p>38041700380103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77" office:value-type="float">
            <text:p>1907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32" office:value-type="float">
            <text:p>38041700380103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78" office:value-type="float">
            <text:p>1907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33" office:value-type="float">
            <text:p>38041700380103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79" office:value-type="float">
            <text:p>1907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34" office:value-type="float">
            <text:p>38041700380103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80" office:value-type="float">
            <text:p>1908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35" office:value-type="float">
            <text:p>38041700380103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81" office:value-type="float">
            <text:p>1908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36" office:value-type="float">
            <text:p>38041700380103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82" office:value-type="float">
            <text:p>1908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37" office:value-type="float">
            <text:p>38041700380103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83" office:value-type="float">
            <text:p>1908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38" office:value-type="float">
            <text:p>38041700380103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84" office:value-type="float">
            <text:p>1908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39" office:value-type="float">
            <text:p>38041700380103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85" office:value-type="float">
            <text:p>1908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40" office:value-type="float">
            <text:p>38041700380104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86" office:value-type="float">
            <text:p>1908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41" office:value-type="float">
            <text:p>38041700380104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87" office:value-type="float">
            <text:p>1908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42" office:value-type="float">
            <text:p>38041700380104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88" office:value-type="float">
            <text:p>1908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43" office:value-type="float">
            <text:p>38041700380104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89" office:value-type="float">
            <text:p>1908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44" office:value-type="float">
            <text:p>38041700380104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90" office:value-type="float">
            <text:p>1909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45" office:value-type="float">
            <text:p>38041700380104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91" office:value-type="float">
            <text:p>1909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46" office:value-type="float">
            <text:p>38041700380104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92" office:value-type="float">
            <text:p>1909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47" office:value-type="float">
            <text:p>38041700380104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93" office:value-type="float">
            <text:p>1909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48" office:value-type="float">
            <text:p>38041700380104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94" office:value-type="float">
            <text:p>1909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49" office:value-type="float">
            <text:p>38041700380104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95" office:value-type="float">
            <text:p>1909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50" office:value-type="float">
            <text:p>38041700380105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96" office:value-type="float">
            <text:p>1909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51" office:value-type="float">
            <text:p>38041700380105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97" office:value-type="float">
            <text:p>1909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52" office:value-type="float">
            <text:p>38041700380105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98" office:value-type="float">
            <text:p>1909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53" office:value-type="float">
            <text:p>38041700380105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099" office:value-type="float">
            <text:p>1909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54" office:value-type="float">
            <text:p>38041700380105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00" office:value-type="float">
            <text:p>1910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55" office:value-type="float">
            <text:p>38041700380105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01" office:value-type="float">
            <text:p>1910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56" office:value-type="float">
            <text:p>38041700380105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02" office:value-type="float">
            <text:p>1910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57" office:value-type="float">
            <text:p>38041700380105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03" office:value-type="float">
            <text:p>1910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58" office:value-type="float">
            <text:p>38041700380105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04" office:value-type="float">
            <text:p>1910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59" office:value-type="float">
            <text:p>38041700380105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05" office:value-type="float">
            <text:p>1910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60" office:value-type="float">
            <text:p>38041700380106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06" office:value-type="float">
            <text:p>1910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61" office:value-type="float">
            <text:p>38041700380106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07" office:value-type="float">
            <text:p>1910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62" office:value-type="float">
            <text:p>38041700380106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08" office:value-type="float">
            <text:p>1910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63" office:value-type="float">
            <text:p>38041700380106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09" office:value-type="float">
            <text:p>1910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64" office:value-type="float">
            <text:p>38041700380106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10" office:value-type="float">
            <text:p>1911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65" office:value-type="float">
            <text:p>38041700380106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11" office:value-type="float">
            <text:p>1911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66" office:value-type="float">
            <text:p>38041700380106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12" office:value-type="float">
            <text:p>1911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67" office:value-type="float">
            <text:p>38041700380106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13" office:value-type="float">
            <text:p>1911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68" office:value-type="float">
            <text:p>38041700380106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14" office:value-type="float">
            <text:p>1911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69" office:value-type="float">
            <text:p>38041700380106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15" office:value-type="float">
            <text:p>1911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70" office:value-type="float">
            <text:p>38041700380107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16" office:value-type="float">
            <text:p>1911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71" office:value-type="float">
            <text:p>38041700380107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17" office:value-type="float">
            <text:p>1911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72" office:value-type="float">
            <text:p>38041700380107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18" office:value-type="float">
            <text:p>1911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73" office:value-type="float">
            <text:p>38041700380107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19" office:value-type="float">
            <text:p>1911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74" office:value-type="float">
            <text:p>38041700380107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20" office:value-type="float">
            <text:p>1912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75" office:value-type="float">
            <text:p>38041700380107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21" office:value-type="float">
            <text:p>1912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76" office:value-type="float">
            <text:p>38041700380107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22" office:value-type="float">
            <text:p>1912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77" office:value-type="float">
            <text:p>38041700380107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23" office:value-type="float">
            <text:p>1912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78" office:value-type="float">
            <text:p>38041700380107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24" office:value-type="float">
            <text:p>1912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79" office:value-type="float">
            <text:p>38041700380107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25" office:value-type="float">
            <text:p>1912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80" office:value-type="float">
            <text:p>38041700380108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26" office:value-type="float">
            <text:p>1912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81" office:value-type="float">
            <text:p>38041700380108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27" office:value-type="float">
            <text:p>1912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82" office:value-type="float">
            <text:p>38041700380108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28" office:value-type="float">
            <text:p>1912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83" office:value-type="float">
            <text:p>38041700380108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29" office:value-type="float">
            <text:p>1912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84" office:value-type="float">
            <text:p>38041700380108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30" office:value-type="float">
            <text:p>1913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85" office:value-type="float">
            <text:p>38041700380108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31" office:value-type="float">
            <text:p>1913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86" office:value-type="float">
            <text:p>38041700380108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32" office:value-type="float">
            <text:p>1913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87" office:value-type="float">
            <text:p>38041700380108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33" office:value-type="float">
            <text:p>1913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88" office:value-type="float">
            <text:p>38041700380108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34" office:value-type="float">
            <text:p>1913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89" office:value-type="float">
            <text:p>38041700380108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35" office:value-type="float">
            <text:p>1913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90" office:value-type="float">
            <text:p>38041700380109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36" office:value-type="float">
            <text:p>1913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91" office:value-type="float">
            <text:p>38041700380109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37" office:value-type="float">
            <text:p>1913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92" office:value-type="float">
            <text:p>38041700380109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38" office:value-type="float">
            <text:p>1913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93" office:value-type="float">
            <text:p>38041700380109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39" office:value-type="float">
            <text:p>1913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94" office:value-type="float">
            <text:p>38041700380109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40" office:value-type="float">
            <text:p>1914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95" office:value-type="float">
            <text:p>38041700380109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41" office:value-type="float">
            <text:p>1914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96" office:value-type="float">
            <text:p>38041700380109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42" office:value-type="float">
            <text:p>1914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97" office:value-type="float">
            <text:p>38041700380109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43" office:value-type="float">
            <text:p>1914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98" office:value-type="float">
            <text:p>38041700380109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44" office:value-type="float">
            <text:p>1914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099" office:value-type="float">
            <text:p>38041700380109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45" office:value-type="float">
            <text:p>1914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100" office:value-type="float">
            <text:p>38041700380110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46" office:value-type="float">
            <text:p>1914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101" office:value-type="float">
            <text:p>3804170038011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47" office:value-type="float">
            <text:p>1914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102" office:value-type="float">
            <text:p>3804170038011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48" office:value-type="float">
            <text:p>1914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103" office:value-type="float">
            <text:p>3804170038011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49" office:value-type="float">
            <text:p>1914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801104" office:value-type="float">
            <text:p>3804170038011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50" office:value-type="float">
            <text:p>1915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01" office:value-type="float">
            <text:p>3804170039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51" office:value-type="float">
            <text:p>1915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02" office:value-type="float">
            <text:p>3804170039010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52" office:value-type="float">
            <text:p>1915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03" office:value-type="float">
            <text:p>3804170039010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53" office:value-type="float">
            <text:p>1915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04" office:value-type="float">
            <text:p>3804170039010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54" office:value-type="float">
            <text:p>1915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05" office:value-type="float">
            <text:p>38041700390100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55" office:value-type="float">
            <text:p>1915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06" office:value-type="float">
            <text:p>38041700390100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56" office:value-type="float">
            <text:p>1915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07" office:value-type="float">
            <text:p>38041700390100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57" office:value-type="float">
            <text:p>1915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08" office:value-type="float">
            <text:p>38041700390100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58" office:value-type="float">
            <text:p>1915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09" office:value-type="float">
            <text:p>38041700390100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59" office:value-type="float">
            <text:p>1915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10" office:value-type="float">
            <text:p>38041700390101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60" office:value-type="float">
            <text:p>1916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11" office:value-type="float">
            <text:p>38041700390101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61" office:value-type="float">
            <text:p>1916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12" office:value-type="float">
            <text:p>38041700390101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62" office:value-type="float">
            <text:p>1916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13" office:value-type="float">
            <text:p>38041700390101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63" office:value-type="float">
            <text:p>1916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14" office:value-type="float">
            <text:p>38041700390101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64" office:value-type="float">
            <text:p>1916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15" office:value-type="float">
            <text:p>38041700390101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65" office:value-type="float">
            <text:p>1916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16" office:value-type="float">
            <text:p>38041700390101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66" office:value-type="float">
            <text:p>1916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17" office:value-type="float">
            <text:p>38041700390101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67" office:value-type="float">
            <text:p>1916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18" office:value-type="float">
            <text:p>38041700390101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68" office:value-type="float">
            <text:p>1916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19" office:value-type="float">
            <text:p>38041700390101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69" office:value-type="float">
            <text:p>1916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20" office:value-type="float">
            <text:p>38041700390102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70" office:value-type="float">
            <text:p>1917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21" office:value-type="float">
            <text:p>38041700390102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71" office:value-type="float">
            <text:p>1917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22" office:value-type="float">
            <text:p>38041700390102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72" office:value-type="float">
            <text:p>1917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23" office:value-type="float">
            <text:p>38041700390102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73" office:value-type="float">
            <text:p>1917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24" office:value-type="float">
            <text:p>38041700390102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74" office:value-type="float">
            <text:p>1917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25" office:value-type="float">
            <text:p>38041700390102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75" office:value-type="float">
            <text:p>1917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26" office:value-type="float">
            <text:p>38041700390102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76" office:value-type="float">
            <text:p>1917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27" office:value-type="float">
            <text:p>38041700390102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77" office:value-type="float">
            <text:p>1917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28" office:value-type="float">
            <text:p>38041700390102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78" office:value-type="float">
            <text:p>1917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29" office:value-type="float">
            <text:p>38041700390102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79" office:value-type="float">
            <text:p>1917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30" office:value-type="float">
            <text:p>38041700390103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80" office:value-type="float">
            <text:p>1918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31" office:value-type="float">
            <text:p>38041700390103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81" office:value-type="float">
            <text:p>1918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32" office:value-type="float">
            <text:p>38041700390103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82" office:value-type="float">
            <text:p>1918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33" office:value-type="float">
            <text:p>38041700390103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83" office:value-type="float">
            <text:p>1918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34" office:value-type="float">
            <text:p>38041700390103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84" office:value-type="float">
            <text:p>1918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35" office:value-type="float">
            <text:p>38041700390103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85" office:value-type="float">
            <text:p>1918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36" office:value-type="float">
            <text:p>38041700390103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86" office:value-type="float">
            <text:p>1918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37" office:value-type="float">
            <text:p>38041700390103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87" office:value-type="float">
            <text:p>1918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38" office:value-type="float">
            <text:p>38041700390103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88" office:value-type="float">
            <text:p>1918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39" office:value-type="float">
            <text:p>38041700390103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89" office:value-type="float">
            <text:p>1918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40" office:value-type="float">
            <text:p>38041700390104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90" office:value-type="float">
            <text:p>1919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41" office:value-type="float">
            <text:p>38041700390104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91" office:value-type="float">
            <text:p>1919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42" office:value-type="float">
            <text:p>38041700390104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92" office:value-type="float">
            <text:p>1919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43" office:value-type="float">
            <text:p>38041700390104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93" office:value-type="float">
            <text:p>1919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44" office:value-type="float">
            <text:p>38041700390104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94" office:value-type="float">
            <text:p>1919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45" office:value-type="float">
            <text:p>38041700390104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95" office:value-type="float">
            <text:p>1919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46" office:value-type="float">
            <text:p>38041700390104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96" office:value-type="float">
            <text:p>1919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47" office:value-type="float">
            <text:p>38041700390104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97" office:value-type="float">
            <text:p>1919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48" office:value-type="float">
            <text:p>38041700390104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98" office:value-type="float">
            <text:p>1919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49" office:value-type="float">
            <text:p>38041700390104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199" office:value-type="float">
            <text:p>1919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50" office:value-type="float">
            <text:p>38041700390105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00" office:value-type="float">
            <text:p>1920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51" office:value-type="float">
            <text:p>38041700390105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01" office:value-type="float">
            <text:p>1920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52" office:value-type="float">
            <text:p>38041700390105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02" office:value-type="float">
            <text:p>1920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53" office:value-type="float">
            <text:p>38041700390105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03" office:value-type="float">
            <text:p>1920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54" office:value-type="float">
            <text:p>38041700390105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04" office:value-type="float">
            <text:p>1920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55" office:value-type="float">
            <text:p>38041700390105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05" office:value-type="float">
            <text:p>1920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56" office:value-type="float">
            <text:p>38041700390105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06" office:value-type="float">
            <text:p>1920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57" office:value-type="float">
            <text:p>38041700390105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07" office:value-type="float">
            <text:p>1920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58" office:value-type="float">
            <text:p>38041700390105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08" office:value-type="float">
            <text:p>1920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59" office:value-type="float">
            <text:p>38041700390105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09" office:value-type="float">
            <text:p>1920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60" office:value-type="float">
            <text:p>38041700390106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10" office:value-type="float">
            <text:p>1921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61" office:value-type="float">
            <text:p>38041700390106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11" office:value-type="float">
            <text:p>1921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62" office:value-type="float">
            <text:p>38041700390106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12" office:value-type="float">
            <text:p>1921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63" office:value-type="float">
            <text:p>38041700390106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13" office:value-type="float">
            <text:p>1921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64" office:value-type="float">
            <text:p>38041700390106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14" office:value-type="float">
            <text:p>1921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65" office:value-type="float">
            <text:p>38041700390106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15" office:value-type="float">
            <text:p>1921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66" office:value-type="float">
            <text:p>38041700390106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16" office:value-type="float">
            <text:p>1921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67" office:value-type="float">
            <text:p>38041700390106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17" office:value-type="float">
            <text:p>1921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68" office:value-type="float">
            <text:p>38041700390106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18" office:value-type="float">
            <text:p>1921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69" office:value-type="float">
            <text:p>38041700390106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19" office:value-type="float">
            <text:p>1921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70" office:value-type="float">
            <text:p>38041700390107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20" office:value-type="float">
            <text:p>1922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71" office:value-type="float">
            <text:p>38041700390107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21" office:value-type="float">
            <text:p>1922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72" office:value-type="float">
            <text:p>38041700390107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22" office:value-type="float">
            <text:p>1922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73" office:value-type="float">
            <text:p>38041700390107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23" office:value-type="float">
            <text:p>1922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74" office:value-type="float">
            <text:p>38041700390107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24" office:value-type="float">
            <text:p>1922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75" office:value-type="float">
            <text:p>38041700390107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25" office:value-type="float">
            <text:p>1922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76" office:value-type="float">
            <text:p>38041700390107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26" office:value-type="float">
            <text:p>1922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77" office:value-type="float">
            <text:p>38041700390107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27" office:value-type="float">
            <text:p>1922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78" office:value-type="float">
            <text:p>38041700390107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28" office:value-type="float">
            <text:p>1922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79" office:value-type="float">
            <text:p>38041700390107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29" office:value-type="float">
            <text:p>1922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80" office:value-type="float">
            <text:p>38041700390108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30" office:value-type="float">
            <text:p>1923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81" office:value-type="float">
            <text:p>38041700390108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31" office:value-type="float">
            <text:p>1923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82" office:value-type="float">
            <text:p>38041700390108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32" office:value-type="float">
            <text:p>1923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83" office:value-type="float">
            <text:p>38041700390108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33" office:value-type="float">
            <text:p>1923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84" office:value-type="float">
            <text:p>38041700390108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34" office:value-type="float">
            <text:p>1923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85" office:value-type="float">
            <text:p>38041700390108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35" office:value-type="float">
            <text:p>1923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86" office:value-type="float">
            <text:p>38041700390108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36" office:value-type="float">
            <text:p>1923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87" office:value-type="float">
            <text:p>38041700390108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37" office:value-type="float">
            <text:p>1923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88" office:value-type="float">
            <text:p>38041700390108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38" office:value-type="float">
            <text:p>1923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89" office:value-type="float">
            <text:p>38041700390108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39" office:value-type="float">
            <text:p>1923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90" office:value-type="float">
            <text:p>38041700390109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40" office:value-type="float">
            <text:p>1924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91" office:value-type="float">
            <text:p>38041700390109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41" office:value-type="float">
            <text:p>1924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92" office:value-type="float">
            <text:p>38041700390109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42" office:value-type="float">
            <text:p>1924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93" office:value-type="float">
            <text:p>38041700390109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43" office:value-type="float">
            <text:p>1924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94" office:value-type="float">
            <text:p>38041700390109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44" office:value-type="float">
            <text:p>1924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95" office:value-type="float">
            <text:p>38041700390109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45" office:value-type="float">
            <text:p>1924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96" office:value-type="float">
            <text:p>38041700390109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46" office:value-type="float">
            <text:p>1924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97" office:value-type="float">
            <text:p>38041700390109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47" office:value-type="float">
            <text:p>1924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98" office:value-type="float">
            <text:p>38041700390109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48" office:value-type="float">
            <text:p>1924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099" office:value-type="float">
            <text:p>38041700390109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49" office:value-type="float">
            <text:p>1924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100" office:value-type="float">
            <text:p>38041700390110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50" office:value-type="float">
            <text:p>1925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101" office:value-type="float">
            <text:p>3804170039011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51" office:value-type="float">
            <text:p>1925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102" office:value-type="float">
            <text:p>3804170039011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52" office:value-type="float">
            <text:p>1925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103" office:value-type="float">
            <text:p>3804170039011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53" office:value-type="float">
            <text:p>1925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7003901104" office:value-type="float">
            <text:p>3804170039011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54" office:value-type="float">
            <text:p>1925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01" office:value-type="float">
            <text:p>3804180040010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55" office:value-type="float">
            <text:p>1925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02" office:value-type="float">
            <text:p>3804180040010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56" office:value-type="float">
            <text:p>1925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03" office:value-type="float">
            <text:p>3804180040010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57" office:value-type="float">
            <text:p>1925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04" office:value-type="float">
            <text:p>38041800400100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58" office:value-type="float">
            <text:p>1925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05" office:value-type="float">
            <text:p>38041800400100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59" office:value-type="float">
            <text:p>1925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06" office:value-type="float">
            <text:p>38041800400100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60" office:value-type="float">
            <text:p>1926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07" office:value-type="float">
            <text:p>38041800400100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61" office:value-type="float">
            <text:p>1926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08" office:value-type="float">
            <text:p>38041800400100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62" office:value-type="float">
            <text:p>1926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09" office:value-type="float">
            <text:p>38041800400100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63" office:value-type="float">
            <text:p>1926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10" office:value-type="float">
            <text:p>38041800400101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64" office:value-type="float">
            <text:p>1926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11" office:value-type="float">
            <text:p>38041800400101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65" office:value-type="float">
            <text:p>1926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12" office:value-type="float">
            <text:p>38041800400101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66" office:value-type="float">
            <text:p>1926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13" office:value-type="float">
            <text:p>38041800400101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67" office:value-type="float">
            <text:p>1926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14" office:value-type="float">
            <text:p>38041800400101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68" office:value-type="float">
            <text:p>1926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15" office:value-type="float">
            <text:p>38041800400101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69" office:value-type="float">
            <text:p>1926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16" office:value-type="float">
            <text:p>38041800400101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70" office:value-type="float">
            <text:p>1927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17" office:value-type="float">
            <text:p>38041800400101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71" office:value-type="float">
            <text:p>1927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18" office:value-type="float">
            <text:p>38041800400101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72" office:value-type="float">
            <text:p>1927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19" office:value-type="float">
            <text:p>38041800400101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73" office:value-type="float">
            <text:p>1927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20" office:value-type="float">
            <text:p>38041800400102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74" office:value-type="float">
            <text:p>1927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21" office:value-type="float">
            <text:p>38041800400102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75" office:value-type="float">
            <text:p>1927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22" office:value-type="float">
            <text:p>38041800400102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76" office:value-type="float">
            <text:p>1927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23" office:value-type="float">
            <text:p>38041800400102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77" office:value-type="float">
            <text:p>1927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24" office:value-type="float">
            <text:p>38041800400102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78" office:value-type="float">
            <text:p>1927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25" office:value-type="float">
            <text:p>38041800400102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79" office:value-type="float">
            <text:p>1927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26" office:value-type="float">
            <text:p>38041800400102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80" office:value-type="float">
            <text:p>1928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27" office:value-type="float">
            <text:p>38041800400102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81" office:value-type="float">
            <text:p>1928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28" office:value-type="float">
            <text:p>38041800400102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82" office:value-type="float">
            <text:p>1928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29" office:value-type="float">
            <text:p>38041800400102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83" office:value-type="float">
            <text:p>1928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30" office:value-type="float">
            <text:p>38041800400103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84" office:value-type="float">
            <text:p>1928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31" office:value-type="float">
            <text:p>38041800400103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85" office:value-type="float">
            <text:p>1928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32" office:value-type="float">
            <text:p>38041800400103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86" office:value-type="float">
            <text:p>1928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33" office:value-type="float">
            <text:p>38041800400103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87" office:value-type="float">
            <text:p>1928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34" office:value-type="float">
            <text:p>38041800400103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88" office:value-type="float">
            <text:p>1928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35" office:value-type="float">
            <text:p>38041800400103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89" office:value-type="float">
            <text:p>1928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36" office:value-type="float">
            <text:p>38041800400103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90" office:value-type="float">
            <text:p>1929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37" office:value-type="float">
            <text:p>38041800400103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91" office:value-type="float">
            <text:p>1929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38" office:value-type="float">
            <text:p>38041800400103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92" office:value-type="float">
            <text:p>1929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39" office:value-type="float">
            <text:p>38041800400103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93" office:value-type="float">
            <text:p>1929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40" office:value-type="float">
            <text:p>38041800400104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94" office:value-type="float">
            <text:p>1929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41" office:value-type="float">
            <text:p>38041800400104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95" office:value-type="float">
            <text:p>1929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42" office:value-type="float">
            <text:p>38041800400104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96" office:value-type="float">
            <text:p>1929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43" office:value-type="float">
            <text:p>38041800400104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97" office:value-type="float">
            <text:p>1929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44" office:value-type="float">
            <text:p>38041800400104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98" office:value-type="float">
            <text:p>1929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45" office:value-type="float">
            <text:p>38041800400104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299" office:value-type="float">
            <text:p>1929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46" office:value-type="float">
            <text:p>38041800400104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00" office:value-type="float">
            <text:p>1930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47" office:value-type="float">
            <text:p>38041800400104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01" office:value-type="float">
            <text:p>1930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48" office:value-type="float">
            <text:p>38041800400104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02" office:value-type="float">
            <text:p>1930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49" office:value-type="float">
            <text:p>38041800400104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03" office:value-type="float">
            <text:p>1930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50" office:value-type="float">
            <text:p>38041800400105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04" office:value-type="float">
            <text:p>1930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51" office:value-type="float">
            <text:p>38041800400105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05" office:value-type="float">
            <text:p>1930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52" office:value-type="float">
            <text:p>38041800400105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06" office:value-type="float">
            <text:p>1930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53" office:value-type="float">
            <text:p>38041800400105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07" office:value-type="float">
            <text:p>1930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54" office:value-type="float">
            <text:p>38041800400105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08" office:value-type="float">
            <text:p>1930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55" office:value-type="float">
            <text:p>38041800400105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09" office:value-type="float">
            <text:p>1930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56" office:value-type="float">
            <text:p>38041800400105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10" office:value-type="float">
            <text:p>1931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57" office:value-type="float">
            <text:p>38041800400105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11" office:value-type="float">
            <text:p>1931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58" office:value-type="float">
            <text:p>38041800400105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12" office:value-type="float">
            <text:p>1931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59" office:value-type="float">
            <text:p>38041800400105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13" office:value-type="float">
            <text:p>1931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60" office:value-type="float">
            <text:p>38041800400106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14" office:value-type="float">
            <text:p>1931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61" office:value-type="float">
            <text:p>38041800400106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15" office:value-type="float">
            <text:p>1931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62" office:value-type="float">
            <text:p>38041800400106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16" office:value-type="float">
            <text:p>1931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63" office:value-type="float">
            <text:p>38041800400106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17" office:value-type="float">
            <text:p>1931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64" office:value-type="float">
            <text:p>38041800400106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18" office:value-type="float">
            <text:p>1931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65" office:value-type="float">
            <text:p>38041800400106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19" office:value-type="float">
            <text:p>1931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66" office:value-type="float">
            <text:p>38041800400106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20" office:value-type="float">
            <text:p>1932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67" office:value-type="float">
            <text:p>38041800400106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21" office:value-type="float">
            <text:p>1932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68" office:value-type="float">
            <text:p>38041800400106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22" office:value-type="float">
            <text:p>1932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69" office:value-type="float">
            <text:p>38041800400106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23" office:value-type="float">
            <text:p>1932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70" office:value-type="float">
            <text:p>38041800400107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24" office:value-type="float">
            <text:p>1932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71" office:value-type="float">
            <text:p>38041800400107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25" office:value-type="float">
            <text:p>1932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72" office:value-type="float">
            <text:p>38041800400107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26" office:value-type="float">
            <text:p>1932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73" office:value-type="float">
            <text:p>38041800400107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27" office:value-type="float">
            <text:p>1932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74" office:value-type="float">
            <text:p>38041800400107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28" office:value-type="float">
            <text:p>1932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75" office:value-type="float">
            <text:p>38041800400107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29" office:value-type="float">
            <text:p>1932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76" office:value-type="float">
            <text:p>38041800400107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30" office:value-type="float">
            <text:p>1933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77" office:value-type="float">
            <text:p>38041800400107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31" office:value-type="float">
            <text:p>1933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78" office:value-type="float">
            <text:p>38041800400107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32" office:value-type="float">
            <text:p>1933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79" office:value-type="float">
            <text:p>38041800400107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33" office:value-type="float">
            <text:p>1933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80" office:value-type="float">
            <text:p>38041800400108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34" office:value-type="float">
            <text:p>1933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81" office:value-type="float">
            <text:p>38041800400108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35" office:value-type="float">
            <text:p>1933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82" office:value-type="float">
            <text:p>38041800400108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36" office:value-type="float">
            <text:p>1933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83" office:value-type="float">
            <text:p>38041800400108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37" office:value-type="float">
            <text:p>1933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84" office:value-type="float">
            <text:p>38041800400108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38" office:value-type="float">
            <text:p>1933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85" office:value-type="float">
            <text:p>38041800400108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39" office:value-type="float">
            <text:p>1933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86" office:value-type="float">
            <text:p>38041800400108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40" office:value-type="float">
            <text:p>1934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87" office:value-type="float">
            <text:p>38041800400108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41" office:value-type="float">
            <text:p>1934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88" office:value-type="float">
            <text:p>38041800400108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42" office:value-type="float">
            <text:p>1934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89" office:value-type="float">
            <text:p>38041800400108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43" office:value-type="float">
            <text:p>1934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90" office:value-type="float">
            <text:p>38041800400109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44" office:value-type="float">
            <text:p>1934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91" office:value-type="float">
            <text:p>38041800400109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45" office:value-type="float">
            <text:p>1934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92" office:value-type="float">
            <text:p>38041800400109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46" office:value-type="float">
            <text:p>1934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93" office:value-type="float">
            <text:p>38041800400109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47" office:value-type="float">
            <text:p>1934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94" office:value-type="float">
            <text:p>380418004001094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48" office:value-type="float">
            <text:p>19348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95" office:value-type="float">
            <text:p>380418004001095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49" office:value-type="float">
            <text:p>19349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96" office:value-type="float">
            <text:p>380418004001096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50" office:value-type="float">
            <text:p>19350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97" office:value-type="float">
            <text:p>380418004001097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51" office:value-type="float">
            <text:p>19351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98" office:value-type="float">
            <text:p>380418004001098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52" office:value-type="float">
            <text:p>19352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099" office:value-type="float">
            <text:p>380418004001099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53" office:value-type="float">
            <text:p>19353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100" office:value-type="float">
            <text:p>380418004001100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54" office:value-type="float">
            <text:p>19354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101" office:value-type="float">
            <text:p>380418004001101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55" office:value-type="float">
            <text:p>19355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102" office:value-type="float">
            <text:p>380418004001102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56" office:value-type="float">
            <text:p>19356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103" office:value-type="float">
            <text:p>380418004001103</text:p>
          </table:table-cell>
          <table:table-cell table:number-columns-repeated="1021"/>
        </table:table-row>
        <table:table-row table:style-name="ro4">
          <table:table-cell ns41:value-type="float" table:style-name="TL Metadata" office:value="19357" office:value-type="float">
            <text:p>19357</text:p>
          </table:table-cell>
          <table:table-cell ns41:value-type="string" table:style-name="TL Metadata" office:value-type="string">
            <text:p>Ov-3edl</text:p>
          </table:table-cell>
          <table:table-cell ns41:value-type="float" table:style-name="TL Metadata" office:value="380418004001104" office:value-type="float">
            <text:p>380418004001104</text:p>
          </table:table-cell>
          <table:table-cell table:number-columns-repeated="1021"/>
        </table:table-row>
        <table:table-row table:style-name="ro4" table:number-rows-repeated="10480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32:37</meta:creation-date>
    <dc:creator>Yamit</dc:creator>
    <dc:date>2004-12-16T11:39:00</dc:date>
    <meta:document-statistic meta:object-count="0" meta:cell-count="6945" meta:table-count="2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